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66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53.15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8.29pt"/>
    </style:style>
    <style:style style:name="co8" style:family="table-column">
      <style:table-column-properties fo:break-before="auto" style:column-width="29.99pt"/>
    </style:style>
    <style:style style:name="co9" style:family="table-column">
      <style:table-column-properties fo:break-before="auto" style:column-width="70.3pt"/>
    </style:style>
    <style:style style:name="co10" style:family="table-column">
      <style:table-column-properties fo:break-before="auto" style:column-width="68.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129">
      <style:table-cell-properties fo:background-color="#cccccc"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 style:data-style-name="N129">
      <style:table-cell-properties fo:border="none"/>
    </style:style>
    <style:style style:name="ce13" style:family="table-cell" style:parent-style-name="Default" style:data-style-name="N12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style:font-name-asian="WenQuanYi Micro Hei" style:font-name-complex="Lohit Devanagari"/>
    </style:style>
    <style:style style:name="ce17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25">
      <style:table-cell-properties fo:border="none"/>
    </style:style>
    <style:style style:name="ce21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style:font-name-asian="WenQuanYi Micro Hei" style:font-name-complex="Lohit Devanagari"/>
    </style:style>
    <style:style style:name="ce22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3" style:family="table-cell" style:parent-style-name="Default" style:data-style-name="N125"/>
    <style:style style:name="ce2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 style:data-style-name="N125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-asian="WenQuanYi Micro Hei" style:font-name-complex="Lohit Devanagari"/>
    </style:style>
    <style:style style:name="ce26" style:family="table-cell" style:parent-style-name="Default" style:data-style-name="N125">
      <style:table-cell-properties fo:background-color="#cccccc"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33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125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4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47" style:family="table-cell" style:parent-style-name="Default" style:data-style-name="N125">
      <style:table-cell-properties fo:border-bottom="none" fo:border-left="none" fo:border-right="none" fo:border-top="0.74pt solid #000000"/>
    </style:style>
    <style:style style:name="ce48" style:family="table-cell" style:parent-style-name="Default" style:data-style-name="N125">
      <style:table-cell-properties fo:border-bottom="0.06pt solid #000000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50" style:family="table-cell" style:parent-style-name="Default">
      <style:table-cell-properties fo:border-bottom="0.06pt solid #808080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51" style:family="table-cell" style:parent-style-name="Default">
      <style:text-properties fo:color="#666666"/>
    </style:style>
    <style:style style:name="ce52" style:family="table-cell" style:parent-style-name="Default" style:data-style-name="N125">
      <style:table-cell-properties fo:border-bottom="0.06pt solid #808080" fo:border-left="0.06pt solid #808080" fo:border-right="none" fo:border-top="0.06pt solid #808080"/>
      <style:text-properties fo:color="#666666"/>
    </style:style>
    <style:style style:name="ce53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54" style:family="table-cell" style:parent-style-name="Default">
      <style:table-cell-properties fo:border-bottom="0.06pt solid #808080" fo:border-left="none" fo:border-right="none" fo:border-top="0.06pt solid #808080"/>
      <style:text-properties fo:color="#666666"/>
    </style:style>
    <style:style style:name="ce55" style:family="table-cell" style:parent-style-name="Default" style:data-style-name="N125">
      <style:table-cell-properties fo:border-bottom="0.06pt solid #808080" fo:border-left="none" fo:border-right="none" fo:border-top="0.06pt solid #808080"/>
      <style:text-properties fo:color="#666666"/>
    </style:style>
    <style:style style:name="ce56" style:family="table-cell" style:parent-style-name="Default">
      <style:table-cell-properties fo:border-bottom="0.06pt solid #808080" fo:border-left="none" fo:border-right="0.06pt solid #808080" fo:border-top="0.06pt solid #808080"/>
      <style:text-properties fo:color="#666666"/>
    </style:style>
    <style:style style:name="ce57" style:family="table-cell" style:parent-style-name="Default" style:data-style-name="N125">
      <style:table-cell-properties fo:border-bottom="0.06pt solid #808080" fo:border-left="none" fo:border-right="0.06pt solid #808080" fo:border-top="0.06pt solid #808080"/>
      <style:text-properties fo:color="#666666"/>
    </style:style>
    <style:style style:name="ce58" style:family="table-cell" style:parent-style-name="Default">
      <style:table-cell-properties fo:border-bottom="0.06pt solid #808080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 style:font-name-asian="WenQuanYi Micro Hei" style:font-name-complex="Lohit Devanagari"/>
    </style:style>
    <style:style style:name="ce60" style:family="table-cell" style:parent-style-name="Default" style:data-style-name="N129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61" style:family="table-cell" style:parent-style-name="Default">
      <style:table-cell-properties fo:border-bottom="none" fo:border-left="none" fo:border-right="none" fo:border-top="0.74pt solid #000000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fo:border="none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29">
      <style:table-cell-properties fo:border-bottom="0.06pt solid #000000" fo:border-left="0.06pt solid #000000" fo:border-right="none" fo:border-top="0.06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 style:data-style-name="N126">
      <style:table-cell-properties fo:border-bottom="0.06pt solid #808080" fo:border-left="0.06pt solid #808080" fo:border-right="none" fo:border-top="0.06pt solid #808080"/>
      <style:text-properties fo:color="#666666"/>
    </style:style>
    <style:style style:name="ce68" style:family="table-cell" style:parent-style-name="Default" style:data-style-name="N129">
      <style:table-cell-properties fo:border-bottom="0.06pt solid #000000" fo:border-left="none" fo:border-right="0.06pt solid #000000" fo:border-top="0.06pt solid #000000"/>
    </style:style>
    <style:style style:name="ce69" style:family="table-cell" style:parent-style-name="Default" style:data-style-name="N126">
      <style:table-cell-properties fo:border-bottom="0.06pt solid #808080" fo:border-left="none" fo:border-right="0.06pt solid #808080" fo:border-top="0.06pt solid #808080"/>
      <style:text-properties fo:color="#666666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WenQuanYi Micro Hei" style:font-name-complex="Lohit Devanagari"/>
    </style:style>
    <style:style style:name="T3" style:family="text">
      <style:text-properties style:font-name="Liberation Sans" style:font-name-asian="WenQuanYi Micro Hei" style:font-name-complex="Lohit Devanagari" style:text-position="sub"/>
    </style:style>
    <style:style style:name="T4" style:family="text">
      <style:text-properties style:text-position="su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8"/>
        <table:table-column table:style-name="co2" table:default-cell-style-name="ce32"/>
        <table:table-column table:style-name="co4" table:default-cell-style-name="ce20"/>
        <table:table-column table:style-name="co2" table:default-cell-style-name="ce40"/>
        <table:table-column table:style-name="co4" table:default-cell-style-name="ce23"/>
        <table:table-column table:style-name="co2" table:default-cell-style-name="ce18"/>
        <table:table-column table:style-name="co2" table:default-cell-style-name="ce23"/>
        <table:table-column table:style-name="co2" table:default-cell-style-name="ce32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row table:style-name="ro1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2"/>
          <table:table-cell table:style-name="Default" table:number-columns-repeated="8"/>
          <table:table-cell table:number-columns-repeated="2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8" table:number-rows-spanned="1">
            <text:p>Left-to-Right</text:p>
          </table:table-cell>
          <table:covered-table-cell table:number-columns-repeated="7" table:style-name="Default"/>
          <table:table-cell table:number-columns-repeated="22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W</text:p>
          </table:table-cell>
          <table:covered-table-cell table:style-name="ce8"/>
          <table:table-cell table:style-name="ce8"/>
          <table:table-cell table:style-name="ce36" office:value-type="string" calcext:value-type="string">
            <text:p>B</text:p>
          </table:table-cell>
          <table:table-cell table:style-name="ce36"/>
          <table:table-cell table:style-name="ce8" office:value-type="string" calcext:value-type="string" table:number-columns-spanned="3" table:number-rows-spanned="1">
            <text:p>W<text:span text:style-name="T4">rec</text:span></text:p>
          </table:table-cell>
          <table:covered-table-cell table:number-columns-repeated="2" table:style-name="Default"/>
          <table:table-cell table:number-columns-repeated="22"/>
        </table:table-row>
        <table:table-row table:style-name="ro1">
          <table:table-cell table:number-columns-repeated="3"/>
          <table:table-cell table:style-name="ce9" office:value-type="float" office:value="-0.9" calcext:value-type="float">
            <text:p>-0.9</text:p>
          </table:table-cell>
          <table:table-cell table:style-name="ce27" office:value-type="float" office:value="0.4" calcext:value-type="float">
            <text:p>0.4</text:p>
          </table:table-cell>
          <table:table-cell table:style-name="ce12"/>
          <table:table-cell table:style-name="ce37" office:value-type="float" office:value="0.4" calcext:value-type="float">
            <text:p>0.4</text:p>
          </table:table-cell>
          <table:table-cell table:style-name="Default"/>
          <table:table-cell table:style-name="ce14" office:value-type="float" office:value="0.1" calcext:value-type="float">
            <text:p>0.1</text:p>
          </table:table-cell>
          <table:table-cell table:style-name="ce43" office:value-type="float" office:value="0.9" calcext:value-type="float">
            <text:p>0.9</text:p>
          </table:table-cell>
          <table:table-cell table:style-name="ce30" office:value-type="float" office:value="-0.5" calcext:value-type="float">
            <text:p>-0.5</text:p>
          </table:table-cell>
          <table:table-cell table:number-columns-repeated="8"/>
          <table:table-cell table:style-name="ce7" office:value-type="string" calcext:value-type="string" table:number-columns-spanned="8" table:number-rows-spanned="1">
            <text:p>Output Feedforward</text:p>
          </table:table-cell>
          <table:covered-table-cell table:number-columns-repeated="3" table:style-name="ce12"/>
          <table:covered-table-cell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Input sequence</text:p>
          </table:table-cell>
          <table:covered-table-cell/>
          <table:table-cell table:style-name="ce1"/>
          <table:table-cell table:style-name="ce10" office:value-type="float" office:value="0.7" calcext:value-type="float">
            <text:p>0.7</text:p>
          </table:table-cell>
          <table:table-cell table:style-name="ce28" office:value-type="float" office:value="-1" calcext:value-type="float">
            <text:p>-1.0</text:p>
          </table:table-cell>
          <table:table-cell table:style-name="ce12"/>
          <table:table-cell table:style-name="ce38" office:value-type="float" office:value="-0.3" calcext:value-type="float">
            <text:p>-0.3</text:p>
          </table:table-cell>
          <table:table-cell table:style-name="Default"/>
          <table:table-cell table:style-name="ce15" office:value-type="float" office:value="-0.6" calcext:value-type="float">
            <text:p>-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ce31" office:value-type="float" office:value="0.7" calcext:value-type="float">
            <text:p>0.7</text:p>
          </table:table-cell>
          <table:table-cell/>
          <table:table-cell table:style-name="ce2" office:value-type="string" calcext:value-type="string" table:number-columns-spanned="3" table:number-rows-spanned="1">
            <text:p>L2R sequenc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2L sequence</text:p>
          </table:table-cell>
          <table:covered-table-cell table:number-columns-repeated="2"/>
          <table:table-cell/>
          <table:table-cell table:style-name="ce8" office:value-type="string" calcext:value-type="string" table:number-columns-spanned="6" table:number-rows-spanned="1">
            <text:p>W</text:p>
          </table:table-cell>
          <table:covered-table-cell table:number-columns-repeated="2" table:style-name="ce8"/>
          <table:covered-table-cell table:number-columns-repeated="3"/>
          <table:table-cell/>
          <table:table-cell table:style-name="ce36" office:value-type="string" calcext:value-type="string">
            <text:p>B</text:p>
          </table:table-cell>
          <table:table-cell/>
          <table:table-cell table:style-name="ce36" office:value-type="string" calcext:value-type="string" table:number-columns-spanned="2" table:number-rows-spanned="1">
            <text:p>Output sequence</text:p>
          </table:table-cell>
          <table:covered-table-cell/>
          <table:table-cell/>
          <table:table-cell table:style-name="ce36" office:value-type="string" calcext:value-type="string" table:number-columns-spanned="2" table:number-rows-spanned="1">
            <text:p>sigmoid(Output sequence)</text:p>
          </table:table-cell>
          <table:covered-table-cell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/>
          <table:table-cell table:style-name="ce11" office:value-type="float" office:value="-0.9" calcext:value-type="float">
            <text:p>-0.9</text:p>
          </table:table-cell>
          <table:table-cell table:style-name="ce29" office:value-type="float" office:value="-0.4" calcext:value-type="float">
            <text:p>-0.4</text:p>
          </table:table-cell>
          <table:table-cell table:style-name="ce12"/>
          <table:table-cell table:style-name="ce39" office:value-type="float" office:value="0.8" calcext:value-type="float">
            <text:p>0.8</text:p>
          </table:table-cell>
          <table:table-cell table:style-name="Default"/>
          <table:table-cell table:style-name="ce11" office:value-type="float" office:value="0.3" calcext:value-type="float">
            <text:p>0.3</text:p>
          </table:table-cell>
          <table:table-cell table:style-name="ce44" office:value-type="float" office:value="0.9" calcext:value-type="float">
            <text:p>0.9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4" table:number-matrix-columns-spanned="3" table:number-matrix-rows-spanned="1" table:formula="of:=TRANSPOSE(TANH(MMULT([.$D$4:.$E$6];TRANSPOSE([.$A6:.$B6]))+[.$G$4:.$G$6]))" office:value-type="float" office:value="0.187746205868285" calcext:value-type="float">
            <text:p>0.187746</text:p>
          </table:table-cell>
          <table:table-cell table:style-name="ce53" office:value-type="float" office:value="-0.500520211190235" calcext:value-type="float">
            <text:p>-0.500520</text:p>
          </table:table-cell>
          <table:table-cell table:style-name="ce6" office:value-type="float" office:value="0.10955847021443" calcext:value-type="float">
            <text:p>0.109558</text:p>
          </table:table-cell>
          <table:table-cell table:style-name="ce53" table:number-matrix-columns-spanned="3" table:number-matrix-rows-spanned="1" table:formula="of:=TRANSPOSE(TANH(MMULT([.$D$10:.$E$12];TRANSPOSE([.$A6:.$B6]))+[.$G$10:.$G$12]+MMULT([.$I$10:.$K$12];TRANSPOSE([.P7:.R7]))))" office:value-type="float" office:value="-0.00527709245640592" calcext:value-type="float">
            <text:p>-0.005277</text:p>
          </table:table-cell>
          <table:table-cell table:style-name="ce53" office:value-type="float" office:value="-0.0843063230119496" calcext:value-type="float">
            <text:p>-0.084306</text:p>
          </table:table-cell>
          <table:table-cell table:style-name="ce6" office:value-type="float" office:value="-0.628765681277508" calcext:value-type="float">
            <text:p>-0.628766</text:p>
          </table:table-cell>
          <table:table-cell/>
          <table:table-cell table:style-name="ce14" office:value-type="float" office:value="0.3" calcext:value-type="float">
            <text:p>0.3</text:p>
          </table:table-cell>
          <table:table-cell table:style-name="ce43" office:value-type="float" office:value="0.1" calcext:value-type="float">
            <text:p>0.1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float" office:value="-0.7" calcext:value-type="float">
            <text:p>-0.7</text:p>
          </table:table-cell>
          <table:table-cell table:style-name="ce43" office:value-type="float" office:value="0.3" calcext:value-type="float">
            <text:p>0.3</text:p>
          </table:table-cell>
          <table:table-cell table:style-name="ce30" office:value-type="float" office:value="-1" calcext:value-type="float">
            <text:p>-1</text:p>
          </table:table-cell>
          <table:table-cell/>
          <table:table-cell table:style-name="ce37" office:value-type="float" office:value="0.2" calcext:value-type="float">
            <text:p>0.2</text:p>
          </table:table-cell>
          <table:table-cell/>
          <table:table-cell table:style-name="ce4" table:number-matrix-columns-spanned="2" table:number-matrix-rows-spanned="1" table:formula="of:=TRANSPOSE(MMULT([.$T$6:.$Y$7];TRANSPOSE([.M6:.R6]))+[.$AA$6:.$AA$7])" office:value-type="float" office:value="0.879174671863528" calcext:value-type="float">
            <text:p>0.879175</text:p>
          </table:table-cell>
          <table:table-cell table:style-name="ce6" office:value-type="float" office:value="-0.926761347019329" calcext:value-type="float">
            <text:p>-0.926761</text:p>
          </table:table-cell>
          <table:table-cell/>
          <table:table-cell table:style-name="ce4" table:number-matrix-columns-spanned="2" table:number-matrix-rows-spanned="1" table:formula="of:=1/(1+EXP(-([.AC6:.AD6])))" office:value-type="float" office:value="0.70665116363717" calcext:value-type="float">
            <text:p>0.706651</text:p>
          </table:table-cell>
          <table:table-cell table:style-name="ce6" office:value-type="float" office:value="0.283582228662657" calcext:value-type="float">
            <text:p>0.283582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/>
          <table:table-cell table:style-name="ce12" table:number-columns-repeated="4"/>
          <table:table-cell table:style-name="Default"/>
          <table:table-cell table:style-name="ce1"/>
          <table:table-cell table:style-name="Default" table:number-columns-repeated="2"/>
          <table:table-cell/>
          <table:table-cell table:style-name="ce4" table:number-matrix-columns-spanned="3" table:number-matrix-rows-spanned="1" table:formula="of:=TRANSPOSE(TANH(MMULT([.$D$4:.$E$6];TRANSPOSE([.$A7:.$B7]))+[.$G$4:.$G$6]+MMULT([.$I$4:.$K$6];TRANSPOSE([.M6:.O6]))))" office:value-type="float" office:value="-0.704647888669852" calcext:value-type="float">
            <text:p>-0.704648</text:p>
          </table:table-cell>
          <table:table-cell table:style-name="ce53" office:value-type="float" office:value="0.200908471346611" calcext:value-type="float">
            <text:p>0.200908</text:p>
          </table:table-cell>
          <table:table-cell table:style-name="ce6" office:value-type="float" office:value="-0.0640564990209004" calcext:value-type="float">
            <text:p>-0.064056</text:p>
          </table:table-cell>
          <table:table-cell table:style-name="ce53" table:number-matrix-columns-spanned="3" table:number-matrix-rows-spanned="1" table:formula="of:=TRANSPOSE(TANH(MMULT([.$D$10:.$E$12];TRANSPOSE([.$A7:.$B7]))+[.$G$10:.$G$12]+MMULT([.$I$10:.$K$12];TRANSPOSE([.P8:.R8]))))" office:value-type="float" office:value="-0.329083778008009" calcext:value-type="float">
            <text:p>-0.329084</text:p>
          </table:table-cell>
          <table:table-cell table:style-name="ce53" office:value-type="float" office:value="-0.237600667832081" calcext:value-type="float">
            <text:p>-0.237601</text:p>
          </table:table-cell>
          <table:table-cell table:style-name="ce6" office:value-type="float" office:value="-0.449676327944772" calcext:value-type="float">
            <text:p>-0.449676</text:p>
          </table:table-cell>
          <table:table-cell/>
          <table:table-cell table:style-name="ce11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.8" calcext:value-type="float">
            <text:p>0.8</text:p>
          </table:table-cell>
          <table:table-cell table:style-name="ce44" office:value-type="float" office:value="-0.6" calcext:value-type="float">
            <text:p>-0.6</text:p>
          </table:table-cell>
          <table:table-cell table:style-name="ce29" office:value-type="float" office:value="0.4" calcext:value-type="float">
            <text:p>0.4</text:p>
          </table:table-cell>
          <table:table-cell/>
          <table:table-cell table:style-name="ce39" office:value-type="float" office:value="-0.9" calcext:value-type="float">
            <text:p>-0.9</text:p>
          </table:table-cell>
          <table:table-cell/>
          <table:table-cell table:style-name="ce4" table:number-matrix-columns-spanned="2" table:number-matrix-rows-spanned="1" table:formula="of:=TRANSPOSE(MMULT([.$T$6:.$Y$7];TRANSPOSE([.M7:.R7]))+[.$AA$6:.$AA$7])" office:value-type="float" office:value="0.57901735332192" calcext:value-type="float">
            <text:p>0.579017</text:p>
          </table:table-cell>
          <table:table-cell table:style-name="ce6" office:value-type="float" office:value="-1.66179978549952" calcext:value-type="float">
            <text:p>-1.661800</text:p>
          </table:table-cell>
          <table:table-cell/>
          <table:table-cell table:style-name="ce4" table:number-matrix-columns-spanned="2" table:number-matrix-rows-spanned="1" table:formula="of:=1/(1+EXP(-([.AC7:.AD7])))" office:value-type="float" office:value="0.640841268018127" calcext:value-type="float">
            <text:p>0.640841</text:p>
          </table:table-cell>
          <table:table-cell table:style-name="ce6" office:value-type="float" office:value="0.159520545075047" calcext:value-type="float">
            <text:p>0.159521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-0.7" calcext:value-type="float">
            <text:p>-0.7</text:p>
          </table:table-cell>
          <table:table-cell/>
          <table:table-cell table:style-name="ce13" office:value-type="string" calcext:value-type="string" table:number-columns-spanned="8" table:number-rows-spanned="1">
            <text:p>Right-to-Left</text:p>
          </table:table-cell>
          <table:covered-table-cell table:number-columns-repeated="3" table:style-name="ce12"/>
          <table:covered-table-cell table:style-name="Default"/>
          <table:covered-table-cell table:style-name="ce1"/>
          <table:covered-table-cell table:number-columns-repeated="2" table:style-name="Default"/>
          <table:table-cell/>
          <table:table-cell table:style-name="ce4" table:number-matrix-columns-spanned="3" table:number-matrix-rows-spanned="1" table:formula="of:=TRANSPOSE(TANH(MMULT([.$D$4:.$E$6];TRANSPOSE([.$A8:.$B8]))+[.$G$4:.$G$6]+MMULT([.$I$4:.$K$6];TRANSPOSE([.M7:.O7]))))" office:value-type="float" office:value="0.25652128982902" calcext:value-type="float">
            <text:p>0.256521</text:p>
          </table:table-cell>
          <table:table-cell table:style-name="ce53" office:value-type="float" office:value="0.725227382766902" calcext:value-type="float">
            <text:p>0.725227</text:p>
          </table:table-cell>
          <table:table-cell table:style-name="ce6" office:value-type="float" office:value="0.78158203125972" calcext:value-type="float">
            <text:p>0.781582</text:p>
          </table:table-cell>
          <table:table-cell table:style-name="ce53" table:number-matrix-columns-spanned="3" table:number-matrix-rows-spanned="1" table:formula="of:=TRANSPOSE(TANH(MMULT([.$D$10:.$E$12];TRANSPOSE([.$A8:.$B8]))+[.$G$10:.$G$12]))" office:value-type="float" office:value="0.129272583606058" calcext:value-type="float">
            <text:p>0.129273</text:p>
          </table:table-cell>
          <table:table-cell table:style-name="ce53" office:value-type="float" office:value="-0.716297870199024" calcext:value-type="float">
            <text:p>-0.716298</text:p>
          </table:table-cell>
          <table:table-cell table:style-name="ce6" office:value-type="float" office:value="-0.263624835472203" calcext:value-type="float">
            <text:p>-0.263625</text:p>
          </table:table-cell>
          <table:table-cell table:number-columns-repeated="4"/>
          <table:table-cell table:style-name="ce1" table:number-columns-repeated="3"/>
          <table:table-cell table:number-columns-repeated="3"/>
          <table:table-cell table:style-name="ce4" table:number-matrix-columns-spanned="2" table:number-matrix-rows-spanned="1" table:formula="of:=TRANSPOSE(MMULT([.$T$6:.$Y$7];TRANSPOSE([.M8:.R8]))+[.$AA$6:.$AA$7])" office:value-type="float" office:value="0.776673009869483" calcext:value-type="float">
            <text:p>0.776673</text:p>
          </table:table-cell>
          <table:table-cell table:style-name="ce6" office:value-type="float" office:value="0.150608847468624" calcext:value-type="float">
            <text:p>0.150609</text:p>
          </table:table-cell>
          <table:table-cell/>
          <table:table-cell table:style-name="ce4" table:number-matrix-columns-spanned="2" table:number-matrix-rows-spanned="1" table:formula="of:=1/(1+EXP(-([.AC8:.AD8])))" office:value-type="float" office:value="0.684962628823875" calcext:value-type="float">
            <text:p>0.684963</text:p>
          </table:table-cell>
          <table:table-cell table:style-name="ce6" office:value-type="float" office:value="0.537581200765743" calcext:value-type="float">
            <text:p>0.537581</text:p>
          </table:table-cell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W</text:p>
          </table:table-cell>
          <table:covered-table-cell table:style-name="ce8"/>
          <table:table-cell table:style-name="ce8"/>
          <table:table-cell table:style-name="ce36" office:value-type="string" calcext:value-type="string">
            <text:p>B</text:p>
          </table:table-cell>
          <table:table-cell table:style-name="ce36"/>
          <table:table-cell table:style-name="ce8" office:value-type="string" calcext:value-type="string" table:number-columns-spanned="3" table:number-rows-spanned="1">
            <text:p>W<text:span text:style-name="T4">rec</text:span></text:p>
          </table:table-cell>
          <table:covered-table-cell table:number-columns-repeated="2" table:style-name="Default"/>
          <table:table-cell table:number-columns-repeated="22"/>
        </table:table-row>
        <table:table-row table:style-name="ro1">
          <table:table-cell table:number-columns-repeated="3"/>
          <table:table-cell table:style-name="ce14" office:value-type="float" office:value="0.3" calcext:value-type="float">
            <text:p>0.3</text:p>
          </table:table-cell>
          <table:table-cell table:style-name="ce30" office:value-type="float" office:value="0.1" calcext:value-type="float">
            <text:p>0.1</text:p>
          </table:table-cell>
          <table:table-cell table:style-name="Default"/>
          <table:table-cell table:style-name="ce37" office:value-type="float" office:value="0.2" calcext:value-type="float">
            <text:p>0.2</text:p>
          </table:table-cell>
          <table:table-cell table:style-name="Default"/>
          <table:table-cell table:style-name="ce14" office:value-type="float" office:value="-0.2" calcext:value-type="float">
            <text:p>-0.2</text:p>
          </table:table-cell>
          <table:table-cell table:style-name="ce43" office:value-type="float" office:value="0.7" calcext:value-type="float">
            <text:p>0.7</text:p>
          </table:table-cell>
          <table:table-cell table:style-name="ce30" office:value-type="float" office:value="0.7" calcext:value-type="float">
            <text:p>0.7</text:p>
          </table:table-cell>
          <table:table-cell table:number-columns-repeated="17"/>
          <table:table-cell table:style-name="ce63" table:number-columns-spanned="2" table:number-rows-spanned="1"/>
          <table:covered-table-cell table:style-name="ce64"/>
          <table:table-cell table:number-columns-repeated="3"/>
        </table:table-row>
        <table:table-row table:style-name="ro1">
          <table:table-cell table:number-columns-repeated="3"/>
          <table:table-cell table:style-name="ce15" office:value-type="float" office:value="0.6" calcext:value-type="float">
            <text:p>0.6</text:p>
          </table:table-cell>
          <table:table-cell table:style-name="ce31" office:value-type="float" office:value="0" calcext:value-type="float">
            <text:p>0</text:p>
          </table:table-cell>
          <table:table-cell table:style-name="Default"/>
          <table:table-cell table:style-name="ce38" office:value-type="float" office:value="-0.9" calcext:value-type="float">
            <text:p>-0.9</text:p>
          </table:table-cell>
          <table:table-cell table:style-name="Default"/>
          <table:table-cell table:style-name="ce15" office:value-type="float" office:value="-0.2" calcext:value-type="float">
            <text:p>-0.2</text:p>
          </table:table-cell>
          <table:table-cell table:style-name="ce1" office:value-type="float" office:value="0" calcext:value-type="float">
            <text:p>0</text:p>
          </table:table-cell>
          <table:table-cell table:style-name="ce31" office:value-type="float" office:value="-1" calcext:value-type="float">
            <text:p>-1</text:p>
          </table:table-cell>
          <table:table-cell table:number-columns-repeated="17"/>
          <table:table-cell table:style-name="ce64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1" office:value-type="float" office:value="-0.7" calcext:value-type="float">
            <text:p>-0.7</text:p>
          </table:table-cell>
          <table:table-cell table:style-name="ce29" office:value-type="float" office:value="0.1" calcext:value-type="float">
            <text:p>0.1</text:p>
          </table:table-cell>
          <table:table-cell table:style-name="Default"/>
          <table:table-cell table:style-name="ce39" office:value-type="float" office:value="-0.2" calcext:value-type="float">
            <text:p>-0.2</text:p>
          </table:table-cell>
          <table:table-cell table:style-name="Default"/>
          <table:table-cell table:style-name="ce11" office:value-type="float" office:value="0.5" calcext:value-type="float">
            <text:p>0.5</text:p>
          </table:table-cell>
          <table:table-cell table:style-name="ce44" office:value-type="float" office:value="-0.4" calcext:value-type="float">
            <text:p>-0.4</text:p>
          </table:table-cell>
          <table:table-cell table:style-name="ce29" office:value-type="float" office:value="0.4" calcext:value-type="float">
            <text:p>0.4</text:p>
          </table:table-cell>
          <table:table-cell table:number-columns-repeated="17"/>
          <table:table-cell table:style-name="ce64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2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style-name="ce1"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8" table:number-rows-spanned="1">
            <text:p>Left-to-Right</text:p>
          </table:table-cell>
          <table:covered-table-cell table:number-columns-repeated="7" table:style-name="Default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table:style-name="ce16" office:value-type="string" calcext:value-type="string" table:number-columns-spanned="2" table:number-rows-spanned="1">
            <text:p><text:span text:style-name="T2">ΔW</text:span><text:span text:style-name="T3">1</text:span></text:p>
          </table:table-cell>
          <table:covered-table-cell table:style-name="ce8"/>
          <table:table-cell table:style-name="ce8"/>
          <table:table-cell table:style-name="ce36" office:value-type="string" calcext:value-type="string">
            <text:p><text:span text:style-name="T1">Δ</text:span>B<text:span text:style-name="T4">1</text:span></text:p>
          </table:table-cell>
          <table:table-cell table:style-name="ce36"/>
          <table:table-cell table:style-name="ce8" office:value-type="string" calcext:value-type="string" table:number-columns-spanned="3" table:number-rows-spanned="1">
            <text:p><text:span text:style-name="T1">Δ</text:span>w<text:span text:style-name="T4">rec,1</text:span></text:p>
          </table:table-cell>
          <table:covered-table-cell table:number-columns-repeated="2" table:style-name="Default"/>
          <table:table-cell table:number-columns-repeated="22"/>
        </table:table-row>
        <table:table-row table:style-name="ro1">
          <table:table-cell table:number-columns-repeated="3"/>
          <table:table-cell table:style-name="ce17" table:number-matrix-columns-spanned="2" table:number-matrix-rows-spanned="3" table:formula="of:=MMULT(TRANSPOSE([.M20:.O20]);[.A6:.B6])" office:value-type="float" office:value="0.064428058014665" calcext:value-type="float">
            <text:p>0.064428</text:p>
          </table:table-cell>
          <table:table-cell office:value-type="float" office:value="0.077313669617598" calcext:value-type="float">
            <text:p>0.077314</text:p>
          </table:table-cell>
          <table:table-cell/>
          <table:table-cell table:number-matrix-columns-spanned="1" table:number-matrix-rows-spanned="3" table:formula="of:=TRANSPOSE([.M20:.O20])" office:value-type="float" office:value="0.12885611602933" calcext:value-type="float">
            <text:p>0.128856</text:p>
          </table:table-cell>
          <table:table-cell/>
          <table:table-cell table:style-name="ce17" office:value-type="float" office:value="0" calcext:value-type="float">
            <text:p>0.000000</text:p>
          </table:table-cell>
          <table:table-cell table:style-name="ce45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8"/>
          <table:table-cell table:style-name="ce7" office:value-type="string" calcext:value-type="string" table:number-columns-spanned="8" table:number-rows-spanned="1">
            <text:p>Output Feedforward</text:p>
          </table:table-cell>
          <table:covered-table-cell table:number-columns-repeated="3" table:style-name="ce12"/>
          <table:covered-table-cell table:number-columns-repeated="4"/>
          <table:table-cell/>
          <table:table-cell table:style-name="ce64" table:number-columns-repeated="2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2" table:number-rows-spanned="1">
            <text:p><text:span text:style-name="T1">Δ </text:span>Input sequence</text:p>
          </table:table-cell>
          <table:covered-table-cell/>
          <table:table-cell/>
          <table:table-cell office:value-type="float" office:value="-0.0719572328838701" calcext:value-type="float">
            <text:p>-0.071957</text:p>
          </table:table-cell>
          <table:table-cell table:style-name="ce33" office:value-type="float" office:value="-0.0863486794606441" calcext:value-type="float">
            <text:p>-0.086349</text:p>
          </table:table-cell>
          <table:table-cell/>
          <table:table-cell table:style-name="ce41" office:value-type="float" office:value="-0.14391446576774" calcext:value-type="float">
            <text:p>-0.143914</text:p>
          </table:table-cell>
          <table:table-cell/>
          <table:table-cell table:number-columns-repeated="2" office:value-type="float" office:value="0" calcext:value-type="float">
            <text:p>0.000000</text:p>
          </table:table-cell>
          <table:table-cell table:style-name="ce33" office:value-type="float" office:value="0" calcext:value-type="float">
            <text:p>0.000000</text:p>
          </table:table-cell>
          <table:table-cell/>
          <table:table-cell table:style-name="ce2" office:value-type="string" calcext:value-type="string" table:number-columns-spanned="3" table:number-rows-spanned="1">
            <text:p><text:span text:style-name="T1">Δ </text:span>L2R sequenc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<text:span text:style-name="T1">Δ </text:span>R2L sequence</text:p>
          </table:table-cell>
          <table:covered-table-cell table:number-columns-repeated="2"/>
          <table:table-cell/>
          <table:table-cell table:style-name="ce8" office:value-type="string" calcext:value-type="string" table:number-columns-spanned="6" table:number-rows-spanned="1">
            <text:p><text:span text:style-name="T1">Δ</text:span>W<text:span text:style-name="T4">1</text:span></text:p>
          </table:table-cell>
          <table:covered-table-cell table:number-columns-repeated="2" table:style-name="ce8"/>
          <table:covered-table-cell table:number-columns-repeated="3"/>
          <table:table-cell/>
          <table:table-cell table:style-name="ce36" office:value-type="string" calcext:value-type="string">
            <text:p><text:span text:style-name="T1">Δ</text:span>B<text:span text:style-name="T4">1</text:span></text:p>
          </table:table-cell>
          <table:table-cell/>
          <table:table-cell table:style-name="ce36" office:value-type="string" calcext:value-type="string" table:number-columns-spanned="2" table:number-rows-spanned="1">
            <text:p><text:span text:style-name="T1">Δ </text:span>Output sequence</text:p>
          </table:table-cell>
          <table:covered-table-cell/>
          <table:table-cell table:number-columns-repeated="3"/>
        </table:table-row>
        <table:table-row table:style-name="ro1">
          <table:table-cell table:style-name="ce4" table:number-matrix-columns-spanned="2" table:number-matrix-rows-spanned="1" table:formula="of:=MMULT([.M20:.O20];[.$D$4:.$E$6])+MMULT([.P20:.R20];[.$D$10:.$E$12])" office:value-type="float" office:value="-0.0917291302066244" calcext:value-type="float">
            <text:p>-0.091729</text:p>
          </table:table-cell>
          <table:table-cell table:style-name="ce6" office:value-type="float" office:value="0.197381643916784" calcext:value-type="float">
            <text:p>0.197382</text:p>
          </table:table-cell>
          <table:table-cell/>
          <table:table-cell table:style-name="ce19" office:value-type="float" office:value="-0.0313614003426415" calcext:value-type="float">
            <text:p>-0.031361</text:p>
          </table:table-cell>
          <table:table-cell table:style-name="ce34" office:value-type="float" office:value="-0.0376336804111698" calcext:value-type="float">
            <text:p>-0.037634</text:p>
          </table:table-cell>
          <table:table-cell/>
          <table:table-cell table:style-name="ce42" office:value-type="float" office:value="-0.062722800685283" calcext:value-type="float">
            <text:p>-0.062723</text:p>
          </table:table-cell>
          <table:table-cell/>
          <table:table-cell table:style-name="ce19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/>
          <table:table-cell table:style-name="ce48" table:number-matrix-columns-spanned="3" table:number-matrix-rows-spanned="1" table:formula="of:=([.M30:.O30]+[.M25:.O25])*[.M35:.O35]" office:value-type="float" office:value="0.12885611602933" calcext:value-type="float">
            <text:p>0.128856</text:p>
          </table:table-cell>
          <table:table-cell table:style-name="ce53" office:value-type="float" office:value="-0.14391446576774" calcext:value-type="float">
            <text:p>-0.143914</text:p>
          </table:table-cell>
          <table:table-cell table:style-name="ce6" office:value-type="float" office:value="-0.062722800685283" calcext:value-type="float">
            <text:p>-0.062723</text:p>
          </table:table-cell>
          <table:table-cell table:style-name="ce48" table:number-matrix-columns-spanned="3" table:number-matrix-rows-spanned="1" table:formula="of:=([.P30:.R30]+[.P25:.R25])*[.P35:.R35]" office:value-type="float" office:value="-0.134077097194527" calcext:value-type="float">
            <text:p>-0.134077</text:p>
          </table:table-cell>
          <table:table-cell table:style-name="ce53" office:value-type="float" office:value="0.0674289284622564" calcext:value-type="float">
            <text:p>0.067429</text:p>
          </table:table-cell>
          <table:table-cell table:style-name="ce6" office:value-type="float" office:value="-0.0975667881734861" calcext:value-type="float">
            <text:p>-0.097567</text:p>
          </table:table-cell>
          <table:table-cell/>
          <table:table-cell table:style-name="ce17" table:number-matrix-columns-spanned="6" table:number-matrix-rows-spanned="2" table:formula="of:=MMULT(TRANSPOSE([.AC20:.AD20]*[.AC25:.AD25]);[.M6:.R6])" office:value-type="float" office:value="0.0272432337974097" calcext:value-type="float">
            <text:p>0.027243</text:p>
          </table:table-cell>
          <table:table-cell table:style-name="ce45" office:value-type="float" office:value="-0.0726288399316615" calcext:value-type="float">
            <text:p>-0.072629</text:p>
          </table:table-cell>
          <table:table-cell table:style-name="ce45" office:value-type="float" office:value="0.0158976689021999" calcext:value-type="float">
            <text:p>0.015898</text:p>
          </table:table-cell>
          <table:table-cell table:style-name="ce45" office:value-type="float" office:value="-0.000765741512034992" calcext:value-type="float">
            <text:p>-0.000766</text:p>
          </table:table-cell>
          <table:table-cell table:style-name="ce45" office:value-type="float" office:value="-0.0122334129618886" calcext:value-type="float">
            <text:p>-0.012233</text:p>
          </table:table-cell>
          <table:table-cell table:style-name="ce32" office:value-type="float" office:value="-0.0912381178602787" calcext:value-type="float">
            <text:p>-0.091238</text:p>
          </table:table-cell>
          <table:table-cell table:style-name="ce23"/>
          <table:table-cell table:style-name="ce40" table:number-matrix-columns-spanned="1" table:number-matrix-rows-spanned="2" table:formula="of:=TRANSPOSE([.AC20:.AD20]*[.AC25:.AD25])" office:value-type="float" office:value="0.145106707597183" calcext:value-type="float">
            <text:p>0.145107</text:p>
          </table:table-cell>
          <table:table-cell/>
          <table:table-cell table:style-name="ce65" office:value-type="float" office:value="0.7" calcext:value-type="float">
            <text:p>0.7</text:p>
          </table:table-cell>
          <table:table-cell table:style-name="ce68" office:value-type="float" office:value="-0.2" calcext:value-type="float">
            <text:p>-0.2</text:p>
          </table:table-cell>
          <table:table-cell table:number-columns-repeated="3"/>
        </table:table-row>
        <table:table-row table:style-name="ro1">
          <table:table-cell table:style-name="ce4" table:number-matrix-columns-spanned="2" table:number-matrix-rows-spanned="1" table:formula="of:=MMULT([.M21:.O21];[.$D$4:.$E$6])+MMULT([.P21:.R21];[.$D$10:.$E$12])" office:value-type="float" office:value="-0.103201201230382" calcext:value-type="float">
            <text:p>-0.103201</text:p>
          </table:table-cell>
          <table:table-cell table:style-name="ce6" office:value-type="float" office:value="0.206926744683563" calcext:value-type="float">
            <text:p>0.206927</text:p>
          </table:table-cell>
          <table:table-cell/>
          <table:table-cell table:style-name="ce20" table:number-columns-repeated="2"/>
          <table:table-cell/>
          <table:table-cell table:style-name="ce20"/>
          <table:table-cell/>
          <table:table-cell table:style-name="ce20"/>
          <table:table-cell/>
          <table:table-cell table:style-name="ce23"/>
          <table:table-cell/>
          <table:table-cell table:style-name="ce48" table:number-matrix-columns-spanned="3" table:number-matrix-rows-spanned="1" table:formula="of:=([.M31:.O31]+[.M26:.O26])*[.M36:.O36]" office:value-type="float" office:value="-0.0415642565842563" calcext:value-type="float">
            <text:p>-0.041564</text:p>
          </table:table-cell>
          <table:table-cell table:style-name="ce53" office:value-type="float" office:value="-0.209930519512361" calcext:value-type="float">
            <text:p>-0.209931</text:p>
          </table:table-cell>
          <table:table-cell table:style-name="ce6" office:value-type="float" office:value="-0.0246340968972792" calcext:value-type="float">
            <text:p>-0.024634</text:p>
          </table:table-cell>
          <table:table-cell table:style-name="ce48" table:number-matrix-columns-spanned="3" table:number-matrix-rows-spanned="1" table:formula="of:=([.P31:.R31]+[.P26:.R26])*[.P36:.R36]" office:value-type="float" office:value="0.0689523131261235" calcext:value-type="float">
            <text:p>0.068952</text:p>
          </table:table-cell>
          <table:table-cell table:style-name="ce53" office:value-type="float" office:value="-0.0973377425154775" calcext:value-type="float">
            <text:p>-0.097338</text:p>
          </table:table-cell>
          <table:table-cell table:style-name="ce6" office:value-type="float" office:value="-0.031269422666197" calcext:value-type="float">
            <text:p>-0.031269</text:p>
          </table:table-cell>
          <table:table-cell/>
          <table:table-cell table:style-name="ce19" office:value-type="float" office:value="-0.00762862956106356" calcext:value-type="float">
            <text:p>-0.007629</text:p>
          </table:table-cell>
          <table:table-cell table:style-name="ce46" office:value-type="float" office:value="0.0203374723943787" calcext:value-type="float">
            <text:p>0.020337</text:p>
          </table:table-cell>
          <table:table-cell table:style-name="ce46" office:value-type="float" office:value="-0.00445165312756864" calcext:value-type="float">
            <text:p>-0.004452</text:p>
          </table:table-cell>
          <table:table-cell table:style-name="ce46" office:value-type="float" office:value="0.000214422354492992" calcext:value-type="float">
            <text:p>0.000214</text:p>
          </table:table-cell>
          <table:table-cell table:style-name="ce46" office:value-type="float" office:value="0.00342559097234024" calcext:value-type="float">
            <text:p>0.003426</text:p>
          </table:table-cell>
          <table:table-cell table:style-name="ce34" office:value-type="float" office:value="0.0255484282145279" calcext:value-type="float">
            <text:p>0.025548</text:p>
          </table:table-cell>
          <table:table-cell table:style-name="ce23"/>
          <table:table-cell table:style-name="ce42" office:value-type="float" office:value="-0.0406326696498755" calcext:value-type="float">
            <text:p>-0.040633</text:p>
          </table:table-cell>
          <table:table-cell/>
          <table:table-cell table:style-name="ce65" office:value-type="float" office:value="-0.7" calcext:value-type="float">
            <text:p>-0.7</text:p>
          </table:table-cell>
          <table:table-cell table:style-name="ce68" office:value-type="float" office:value="0" calcext:value-type="float">
            <text:p>0.0</text:p>
          </table:table-cell>
          <table:table-cell table:number-columns-repeated="3"/>
        </table:table-row>
        <table:table-row table:style-name="ro2">
          <table:table-cell table:style-name="ce4" table:number-matrix-columns-spanned="2" table:number-matrix-rows-spanned="1" table:formula="of:=MMULT([.M22:.O22];[.$D$4:.$E$6])+MMULT([.P22:.R22];[.$D$10:.$E$12])" office:value-type="float" office:value="0.123792759031417" calcext:value-type="float">
            <text:p>0.123793</text:p>
          </table:table-cell>
          <table:table-cell table:style-name="ce6" office:value-type="float" office:value="-0.0273388653458391" calcext:value-type="float">
            <text:p>-0.027339</text:p>
          </table:table-cell>
          <table:table-cell/>
          <table:table-cell table:style-name="ce21" office:value-type="string" calcext:value-type="string" table:number-columns-spanned="2" table:number-rows-spanned="1">
            <text:p><text:span text:style-name="T2">ΔW</text:span><text:span text:style-name="T3">2</text:span></text:p>
          </table:table-cell>
          <table:covered-table-cell table:style-name="ce24"/>
          <table:table-cell table:style-name="ce24"/>
          <table:table-cell table:style-name="ce24" office:value-type="string" calcext:value-type="string">
            <text:p><text:span text:style-name="T1">Δ</text:span>B<text:span text:style-name="T4">2</text:span></text:p>
          </table:table-cell>
          <table:table-cell table:style-name="ce24"/>
          <table:table-cell table:style-name="ce24" office:value-type="string" calcext:value-type="string" table:number-columns-spanned="3" table:number-rows-spanned="1">
            <text:p><text:span text:style-name="T1">Δ</text:span>w<text:span text:style-name="T4">rec,2</text:span></text:p>
          </table:table-cell>
          <table:covered-table-cell/>
          <table:covered-table-cell table:style-name="ce23"/>
          <table:table-cell/>
          <table:table-cell table:style-name="ce48" table:number-matrix-columns-spanned="3" table:number-matrix-rows-spanned="1" table:formula="of:=([.M32:.O32]+[.M27:.O27])*[.M37:.O37]" office:value-type="float" office:value="-0.149594798892299" calcext:value-type="float">
            <text:p>-0.149595</text:p>
          </table:table-cell>
          <table:table-cell table:style-name="ce53" office:value-type="float" office:value="-0.0040917466596098" calcext:value-type="float">
            <text:p>-0.004092</text:p>
          </table:table-cell>
          <table:table-cell table:style-name="ce6" office:value-type="float" office:value="-0.0723884629888011" calcext:value-type="float">
            <text:p>-0.072388</text:p>
          </table:table-cell>
          <table:table-cell table:style-name="ce48" table:number-matrix-columns-spanned="3" table:number-matrix-rows-spanned="1" table:formula="of:=([.P32:.R32]+[.P27:.R27])*[.P37:.R37]" office:value-type="float" office:value="-0.126372117626282" calcext:value-type="float">
            <text:p>-0.126372</text:p>
          </table:table-cell>
          <table:table-cell table:style-name="ce53" office:value-type="float" office:value="0.082346033530147" calcext:value-type="float">
            <text:p>0.082346</text:p>
          </table:table-cell>
          <table:table-cell table:style-name="ce6" office:value-type="float" office:value="0.120891341185785" calcext:value-type="float">
            <text:p>0.120891</text:p>
          </table:table-cell>
          <table:table-cell table:number-columns-repeated="10"/>
          <table:table-cell table:style-name="ce65" office:value-type="float" office:value="-0.4" calcext:value-type="float">
            <text:p>-0.4</text:p>
          </table:table-cell>
          <table:table-cell table:style-name="ce68" office:value-type="float" office:value="-0.9" calcext:value-type="float">
            <text:p>-0.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2" table:number-matrix-columns-spanned="2" table:number-matrix-rows-spanned="3" table:formula="of:=MMULT(TRANSPOSE([.M21:.O21]);[.A7:.B7])" office:value-type="float" office:value="-0.0290949796089794" calcext:value-type="float">
            <text:p>-0.029095</text:p>
          </table:table-cell>
          <table:table-cell office:value-type="float" office:value="0.0166257026337025" calcext:value-type="float">
            <text:p>0.016626</text:p>
          </table:table-cell>
          <table:table-cell/>
          <table:table-cell table:number-matrix-columns-spanned="1" table:number-matrix-rows-spanned="3" table:formula="of:=TRANSPOSE([.M21:.O21])" office:value-type="float" office:value="-0.0415642565842563" calcext:value-type="float">
            <text:p>-0.041564</text:p>
          </table:table-cell>
          <table:table-cell/>
          <table:table-cell table:style-name="ce17" table:number-matrix-columns-spanned="3" table:number-matrix-rows-spanned="3" table:formula="of:=MMULT(TRANSPOSE([.M21:.O21]);[.M6:.O6])" office:value-type="float" office:value="-0.00780353147343002" calcext:value-type="float">
            <text:p>-0.007804</text:p>
          </table:table-cell>
          <table:table-cell table:style-name="ce45" office:value-type="float" office:value="0.0208037504835171" calcext:value-type="float">
            <text:p>0.020804</text:p>
          </table:table-cell>
          <table:table-cell office:value-type="float" office:value="-0.00455371636697115" calcext:value-type="float">
            <text:p>-0.004554</text:p>
          </table:table-cell>
          <table:table-cell table:number-columns-repeated="8"/>
          <table:table-cell table:style-name="ce8" office:value-type="string" calcext:value-type="string" table:number-columns-spanned="6" table:number-rows-spanned="1">
            <text:p><text:span text:style-name="T1">Δ</text:span>W<text:span text:style-name="T4">2</text:span></text:p>
          </table:table-cell>
          <table:covered-table-cell table:number-columns-repeated="2" table:style-name="ce8"/>
          <table:covered-table-cell table:number-columns-repeated="3"/>
          <table:table-cell/>
          <table:table-cell table:style-name="ce36" office:value-type="string" calcext:value-type="string">
            <text:p><text:span text:style-name="T1">Δ</text:span>B<text:span text:style-name="T4">2</text:span></text:p>
          </table:table-cell>
          <table:table-cell/>
          <table:table-cell table:style-name="ce36"/>
          <table:table-cell table:number-columns-repeated="4"/>
        </table:table-row>
        <table:table-row table:style-name="ro1">
          <table:table-cell table:number-columns-repeated="3"/>
          <table:table-cell office:value-type="float" office:value="-0.146951363658653" calcext:value-type="float">
            <text:p>-0.146951</text:p>
          </table:table-cell>
          <table:table-cell table:style-name="ce33" office:value-type="float" office:value="0.0839722078049443" calcext:value-type="float">
            <text:p>0.083972</text:p>
          </table:table-cell>
          <table:table-cell/>
          <table:table-cell table:style-name="ce41" office:value-type="float" office:value="-0.209930519512361" calcext:value-type="float">
            <text:p>-0.209931</text:p>
          </table:table-cell>
          <table:table-cell/>
          <table:table-cell office:value-type="float" office:value="-0.0394136585344038" calcext:value-type="float">
            <text:p>-0.039414</text:p>
          </table:table-cell>
          <table:table-cell office:value-type="float" office:value="0.105074467961603" calcext:value-type="float">
            <text:p>0.105074</text:p>
          </table:table-cell>
          <table:table-cell table:style-name="ce33" office:value-type="float" office:value="-0.0229996665690947" calcext:value-type="float">
            <text:p>-0.023000</text:p>
          </table:table-cell>
          <table:table-cell/>
          <table:table-cell table:style-name="ce49" office:value-type="string" calcext:value-type="string" table:number-columns-spanned="3" table:number-rows-spanned="1">
            <text:p><text:span text:style-name="T1">Δ </text:span>L2R sequence &lt;- feedfoward</text:p>
          </table:table-cell>
          <table:covered-table-cell table:number-columns-repeated="2" table:style-name="ce51"/>
          <table:table-cell table:style-name="ce49" office:value-type="string" calcext:value-type="string" table:number-columns-spanned="3" table:number-rows-spanned="1">
            <text:p><text:span text:style-name="T1">Δ </text:span>R2L sequence &lt;- feedfoward</text:p>
          </table:table-cell>
          <table:covered-table-cell table:number-columns-repeated="2" table:style-name="ce51"/>
          <table:table-cell/>
          <table:table-cell table:style-name="ce22" table:number-matrix-columns-spanned="6" table:number-matrix-rows-spanned="2" table:formula="of:=MMULT(TRANSPOSE([.AC21:.AD21]*[.AC26:.AD26]);[.M7:.R7])" office:value-type="float" office:value="0.113529074037807" calcext:value-type="float">
            <text:p>0.113529</text:p>
          </table:table-cell>
          <table:table-cell table:style-name="ce45" office:value-type="float" office:value="-0.0323692912234337" calcext:value-type="float">
            <text:p>-0.032369</text:p>
          </table:table-cell>
          <table:table-cell table:style-name="ce45" office:value-type="float" office:value="0.0103204382456524" calcext:value-type="float">
            <text:p>0.010320</text:p>
          </table:table-cell>
          <table:table-cell table:style-name="ce45" office:value-type="float" office:value="0.0530202065440619" calcext:value-type="float">
            <text:p>0.053020</text:p>
          </table:table-cell>
          <table:table-cell table:style-name="ce45" office:value-type="float" office:value="0.0382809403724464" calcext:value-type="float">
            <text:p>0.038281</text:p>
          </table:table-cell>
          <table:table-cell table:style-name="ce32" office:value-type="float" office:value="0.0724494289263533" calcext:value-type="float">
            <text:p>0.072449</text:p>
          </table:table-cell>
          <table:table-cell table:style-name="ce23"/>
          <table:table-cell table:style-name="ce40" table:number-matrix-columns-spanned="1" table:number-matrix-rows-spanned="2" table:formula="of:=TRANSPOSE([.AC21:.AD21]*[.AC26:.AD26])" office:value-type="float" office:value="-0.161114616056132" calcext:value-type="float">
            <text:p>-0.161115</text:p>
          </table:table-cell>
          <table:table-cell/>
          <table:table-cell table:style-name="ce66" office:value-type="string" calcext:value-type="string" table:number-columns-spanned="2" table:number-rows-spanned="1">
            <text:p>sigmoid’(Output sequence)</text:p>
          </table:table-cell>
          <table:covered-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19" office:value-type="float" office:value="-0.0172438678280954" calcext:value-type="float">
            <text:p>-0.017244</text:p>
          </table:table-cell>
          <table:table-cell table:style-name="ce34" office:value-type="float" office:value="0.00985363875891166" calcext:value-type="float">
            <text:p>0.009854</text:p>
          </table:table-cell>
          <table:table-cell/>
          <table:table-cell table:style-name="ce42" office:value-type="float" office:value="-0.0246340968972792" calcext:value-type="float">
            <text:p>-0.024634</text:p>
          </table:table-cell>
          <table:table-cell/>
          <table:table-cell table:style-name="ce19" office:value-type="float" office:value="-0.00462495822745587" calcext:value-type="float">
            <text:p>-0.004625</text:p>
          </table:table-cell>
          <table:table-cell table:style-name="ce46" office:value-type="float" office:value="0.0123298633815069" calcext:value-type="float">
            <text:p>0.012330</text:p>
          </table:table-cell>
          <table:table-cell table:style-name="ce34" office:value-type="float" office:value="-0.00269887397117993" calcext:value-type="float">
            <text:p>-0.002699</text:p>
          </table:table-cell>
          <table:table-cell/>
          <table:table-cell table:style-name="ce50" table:number-matrix-columns-spanned="6" table:number-matrix-rows-spanned="1" table:formula="of:=MMULT([.AC20:.AD20]*[.AC25:.AD25];[.$T$6:.$Y$7])" office:value-type="float" office:value="0.0191524104892295" calcext:value-type="float">
            <text:p>0.0191524105</text:p>
          </table:table-cell>
          <table:table-cell table:style-name="ce54" office:value-type="float" office:value="0.0145106707597183" calcext:value-type="float">
            <text:p>0.0145106708</text:p>
          </table:table-cell>
          <table:table-cell table:style-name="ce56" office:value-type="float" office:value="0.0626844227683842" calcext:value-type="float">
            <text:p>0.0626844228</text:p>
          </table:table-cell>
          <table:table-cell table:style-name="ce54" office:value-type="float" office:value="-0.134080831037928" calcext:value-type="float">
            <text:p>-0.134080831</text:p>
          </table:table-cell>
          <table:table-cell table:style-name="ce54" office:value-type="float" office:value="0.0679116140690801" calcext:value-type="float">
            <text:p>0.0679116141</text:p>
          </table:table-cell>
          <table:table-cell table:style-name="ce56" office:value-type="float" office:value="-0.161359775457133" calcext:value-type="float">
            <text:p>-0.1613597755</text:p>
          </table:table-cell>
          <table:table-cell/>
          <table:table-cell table:style-name="ce19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 table:style-name="ce23"/>
          <table:table-cell table:style-name="ce42" office:value-type="float" office:value="0" calcext:value-type="float">
            <text:p>0.000000</text:p>
          </table:table-cell>
          <table:table-cell/>
          <table:table-cell table:style-name="ce67" table:number-matrix-columns-spanned="2" table:number-matrix-rows-spanned="3" table:formula="of:=[.AF6:.AG8]*(1-[.AF6:.AG8])" office:value-type="float" office:value="0.207295296567404" calcext:value-type="float">
            <text:p>0.20730</text:p>
          </table:table-cell>
          <table:table-cell table:style-name="ce69" office:value-type="float" office:value="0.203163348249377" calcext:value-type="float">
            <text:p>0.203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" table:number-columns-repeated="4"/>
          <table:table-cell/>
          <table:table-cell table:style-name="ce23"/>
          <table:table-cell/>
          <table:table-cell table:style-name="ce23"/>
          <table:table-cell/>
          <table:table-cell table:style-name="ce50" table:number-matrix-columns-spanned="6" table:number-matrix-rows-spanned="1" table:formula="of:=MMULT([.AC21:.AD21]*[.AC26:.AD26];[.$T$6:.$Y$7])" office:value-type="float" office:value="-0.0483343848168397" calcext:value-type="float">
            <text:p>-0.0483343848</text:p>
          </table:table-cell>
          <table:table-cell table:style-name="ce54" office:value-type="float" office:value="-0.0161114616056132" calcext:value-type="float">
            <text:p>-0.0161114616</text:p>
          </table:table-cell>
          <table:table-cell table:style-name="ce56" office:value-type="float" office:value="-0.0966687696336793" calcext:value-type="float">
            <text:p>-0.0966687696</text:p>
          </table:table-cell>
          <table:table-cell table:style-name="ce54" office:value-type="float" office:value="0.112780231239293" calcext:value-type="float">
            <text:p>0.1127802312</text:p>
          </table:table-cell>
          <table:table-cell table:style-name="ce54" office:value-type="float" office:value="-0.0483343848168397" calcext:value-type="float">
            <text:p>-0.0483343848</text:p>
          </table:table-cell>
          <table:table-cell table:style-name="ce56" office:value-type="float" office:value="0.161114616056132" calcext:value-type="float">
            <text:p>0.1611146161</text:p>
          </table:table-cell>
          <table:table-cell table:number-columns-repeated="10"/>
          <table:table-cell table:style-name="ce67" office:value-type="float" office:value="0.230163737223046" calcext:value-type="float">
            <text:p>0.23016</text:p>
          </table:table-cell>
          <table:table-cell table:style-name="ce69" office:value-type="float" office:value="0.134073740774007" calcext:value-type="float">
            <text:p>0.13407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4" office:value-type="string" calcext:value-type="string" table:number-columns-spanned="2" table:number-rows-spanned="1">
            <text:p><text:span text:style-name="T1">Δ</text:span>W<text:span text:style-name="T4">3</text:span></text:p>
          </table:table-cell>
          <table:covered-table-cell table:style-name="ce24"/>
          <table:table-cell table:style-name="ce24"/>
          <table:table-cell table:style-name="ce21" office:value-type="string" calcext:value-type="string">
            <text:p><text:span text:style-name="T2">ΔB</text:span><text:span text:style-name="T3">3</text:span></text:p>
          </table:table-cell>
          <table:table-cell table:style-name="ce24"/>
          <table:table-cell table:style-name="ce24" office:value-type="string" calcext:value-type="string" table:number-columns-spanned="3" table:number-rows-spanned="1">
            <text:p><text:span text:style-name="T1">Δ</text:span>w<text:span text:style-name="T4">rec,3</text:span></text:p>
          </table:table-cell>
          <table:covered-table-cell/>
          <table:covered-table-cell table:style-name="ce23"/>
          <table:table-cell/>
          <table:table-cell table:style-name="ce50" table:number-matrix-columns-spanned="6" table:number-matrix-rows-spanned="1" table:formula="of:=MMULT([.AC22:.AD22]*[.AC27:.AD27];[.$T$6:.$Y$7])" office:value-type="float" office:value="-0.16013199192109" calcext:value-type="float">
            <text:p>-0.1601319919</text:p>
          </table:table-cell>
          <table:table-cell table:style-name="ce54" office:value-type="float" office:value="-0.00863155303754245" calcext:value-type="float">
            <text:p>-0.008631553</text:p>
          </table:table-cell>
          <table:table-cell table:style-name="ce56" office:value-type="float" office:value="-0.186026651033717" calcext:value-type="float">
            <text:p>-0.186026651</text:p>
          </table:table-cell>
          <table:table-cell table:style-name="ce54" office:value-type="float" office:value="-0.118562239148486" calcext:value-type="float">
            <text:p>-0.1185622391</text:p>
          </table:table-cell>
          <table:table-cell table:style-name="ce54" office:value-type="float" office:value="0.108342673695835" calcext:value-type="float">
            <text:p>0.1083426737</text:p>
          </table:table-cell>
          <table:table-cell table:style-name="ce56" office:value-type="float" office:value="-0.00317602483021726" calcext:value-type="float">
            <text:p>-0.0031760248</text:p>
          </table:table-cell>
          <table:table-cell/>
          <table:table-cell table:style-name="ce8" office:value-type="string" calcext:value-type="string" table:number-columns-spanned="6" table:number-rows-spanned="1">
            <text:p><text:span text:style-name="T1">Δ</text:span>W<text:span text:style-name="T4">3</text:span></text:p>
          </table:table-cell>
          <table:covered-table-cell table:number-columns-repeated="2" table:style-name="ce8"/>
          <table:covered-table-cell table:number-columns-repeated="3"/>
          <table:table-cell/>
          <table:table-cell table:style-name="ce36" office:value-type="string" calcext:value-type="string">
            <text:p><text:span text:style-name="T1">Δ</text:span>B<text:span text:style-name="T4">3</text:span></text:p>
          </table:table-cell>
          <table:table-cell/>
          <table:table-cell table:style-name="ce67" office:value-type="float" office:value="0.215788825938561" calcext:value-type="float">
            <text:p>0.21579</text:p>
          </table:table-cell>
          <table:table-cell table:style-name="ce69" office:value-type="float" office:value="0.248587653349005" calcext:value-type="float">
            <text:p>0.248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2" table:number-matrix-columns-spanned="2" table:number-matrix-rows-spanned="3" table:formula="of:=MMULT(TRANSPOSE([.M22:.O22]);[.A8:.B8])" office:value-type="float" office:value="0" calcext:value-type="float">
            <text:p>0.000000</text:p>
          </table:table-cell>
          <table:table-cell office:value-type="float" office:value="0.104716359224609" calcext:value-type="float">
            <text:p>0.104716</text:p>
          </table:table-cell>
          <table:table-cell/>
          <table:table-cell table:number-matrix-columns-spanned="1" table:number-matrix-rows-spanned="3" table:formula="of:=TRANSPOSE([.M22:.O22])" office:value-type="float" office:value="-0.149594798892299" calcext:value-type="float">
            <text:p>-0.149595</text:p>
          </table:table-cell>
          <table:table-cell/>
          <table:table-cell table:style-name="ce22" table:number-matrix-columns-spanned="3" table:number-matrix-rows-spanned="3" table:formula="of:=MMULT(TRANSPOSE([.M22:.O22]);[.M7:.O7])" office:value-type="float" office:value="0.10541165919545" calcext:value-type="float">
            <text:p>0.105412</text:p>
          </table:table-cell>
          <table:table-cell table:style-name="ce45" office:value-type="float" office:value="-0.0300548623668555" calcext:value-type="float">
            <text:p>-0.030055</text:p>
          </table:table-cell>
          <table:table-cell office:value-type="float" office:value="0.00958251908877634" calcext:value-type="float">
            <text:p>0.009583</text:p>
          </table:table-cell>
          <table:table-cell/>
          <table:table-cell table:style-name="ce51" table:number-columns-repeated="6"/>
          <table:table-cell/>
          <table:table-cell table:style-name="ce22" table:number-matrix-columns-spanned="6" table:number-matrix-rows-spanned="2" table:formula="of:=MMULT(TRANSPOSE([.AC22:.AD22]*[.AC27:.AD27]);[.M8:.R8])" office:value-type="float" office:value="-0.0221417711841798" calcext:value-type="float">
            <text:p>-0.022142</text:p>
          </table:table-cell>
          <table:table-cell table:style-name="ce45" office:value-type="float" office:value="-0.0625983861863061" calcext:value-type="float">
            <text:p>-0.062598</text:p>
          </table:table-cell>
          <table:table-cell table:style-name="ce45" office:value-type="float" office:value="-0.0674626675600844" calcext:value-type="float">
            <text:p>-0.067463</text:p>
          </table:table-cell>
          <table:table-cell table:style-name="ce45" office:value-type="float" office:value="-0.0111582316169583" calcext:value-type="float">
            <text:p>-0.011158</text:p>
          </table:table-cell>
          <table:table-cell table:style-name="ce45" office:value-type="float" office:value="0.0618276305730158" calcext:value-type="float">
            <text:p>0.061828</text:p>
          </table:table-cell>
          <table:table-cell table:style-name="ce32" office:value-type="float" office:value="0.0227549174939173" calcext:value-type="float">
            <text:p>0.022755</text:p>
          </table:table-cell>
          <table:table-cell table:style-name="ce23"/>
          <table:table-cell table:style-name="ce40" table:number-matrix-columns-spanned="1" table:number-matrix-rows-spanned="2" table:formula="of:=TRANSPOSE([.AC22:.AD22]*[.AC27:.AD27])" office:value-type="float" office:value="-0.0863155303754245" calcext:value-type="float">
            <text:p>-0.086316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.000000</text:p>
          </table:table-cell>
          <table:table-cell table:style-name="ce33" office:value-type="float" office:value="0.00286422266172686" calcext:value-type="float">
            <text:p>0.002864</text:p>
          </table:table-cell>
          <table:table-cell/>
          <table:table-cell table:style-name="ce41" office:value-type="float" office:value="-0.0040917466596098" calcext:value-type="float">
            <text:p>-0.004092</text:p>
          </table:table-cell>
          <table:table-cell/>
          <table:table-cell office:value-type="float" office:value="0.00288324064466596" calcext:value-type="float">
            <text:p>0.002883</text:p>
          </table:table-cell>
          <table:table-cell office:value-type="float" office:value="-0.000822066566519805" calcext:value-type="float">
            <text:p>-0.000822</text:p>
          </table:table-cell>
          <table:table-cell table:style-name="ce33" office:value-type="float" office:value="0.000262102965895067" calcext:value-type="float">
            <text:p>0.000262</text:p>
          </table:table-cell>
          <table:table-cell/>
          <table:table-cell table:style-name="ce49" office:value-type="string" calcext:value-type="string" table:number-columns-spanned="3" table:number-rows-spanned="1">
            <text:p><text:span text:style-name="T1">Δ </text:span>L2R sequence &lt;- rec</text:p>
          </table:table-cell>
          <table:covered-table-cell table:number-columns-repeated="2" table:style-name="ce51"/>
          <table:table-cell table:style-name="ce49" office:value-type="string" calcext:value-type="string" table:number-columns-spanned="3" table:number-rows-spanned="1">
            <text:p><text:span text:style-name="T1">Δ </text:span>R2L sequence &lt;- rec</text:p>
          </table:table-cell>
          <table:covered-table-cell table:number-columns-repeated="2" table:style-name="ce51"/>
          <table:table-cell/>
          <table:table-cell table:style-name="ce19" office:value-type="float" office:value="-0.0573912229253904" calcext:value-type="float">
            <text:p>-0.057391</text:p>
          </table:table-cell>
          <table:table-cell table:style-name="ce46" office:value-type="float" office:value="-0.162254315903818" calcext:value-type="float">
            <text:p>-0.162254</text:p>
          </table:table-cell>
          <table:table-cell table:style-name="ce46" office:value-type="float" office:value="-0.174862478745542" calcext:value-type="float">
            <text:p>-0.174862</text:p>
          </table:table-cell>
          <table:table-cell table:style-name="ce46" office:value-type="float" office:value="-0.0289220113808938" calcext:value-type="float">
            <text:p>-0.028922</text:p>
          </table:table-cell>
          <table:table-cell table:style-name="ce46" office:value-type="float" office:value="0.160256525986499" calcext:value-type="float">
            <text:p>0.160257</text:p>
          </table:table-cell>
          <table:table-cell table:style-name="ce34" office:value-type="float" office:value="0.0589804912930973" calcext:value-type="float">
            <text:p>0.058980</text:p>
          </table:table-cell>
          <table:table-cell table:style-name="ce23"/>
          <table:table-cell table:style-name="ce42" office:value-type="float" office:value="-0.223728888014104" calcext:value-type="float">
            <text:p>-0.22372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 office:value-type="float" office:value="0" calcext:value-type="float">
            <text:p>0.000000</text:p>
          </table:table-cell>
          <table:table-cell table:style-name="ce34" office:value-type="float" office:value="0.0506719240921608" calcext:value-type="float">
            <text:p>0.050672</text:p>
          </table:table-cell>
          <table:table-cell/>
          <table:table-cell table:style-name="ce42" office:value-type="float" office:value="-0.0723884629888011" calcext:value-type="float">
            <text:p>-0.072388</text:p>
          </table:table-cell>
          <table:table-cell/>
          <table:table-cell table:style-name="ce19" office:value-type="float" office:value="0.0510083776091144" calcext:value-type="float">
            <text:p>0.051008</text:p>
          </table:table-cell>
          <table:table-cell table:style-name="ce46" office:value-type="float" office:value="-0.0145434554422108" calcext:value-type="float">
            <text:p>-0.014543</text:p>
          </table:table-cell>
          <table:table-cell table:style-name="ce34" office:value-type="float" office:value="0.00463695150856663" calcext:value-type="float">
            <text:p>0.004637</text:p>
          </table:table-cell>
          <table:table-cell/>
          <table:table-cell table:style-name="ce50" table:number-matrix-columns-spanned="3" table:number-matrix-rows-spanned="1" table:formula="of:=MMULT([.M21:.O21];[.$I$4:.$K$6])" office:value-type="float" office:value="0.114411656979807" calcext:value-type="float">
            <text:p>0.114411657</text:p>
          </table:table-cell>
          <table:table-cell table:style-name="ce54" office:value-type="float" office:value="-0.206529881792034" calcext:value-type="float">
            <text:p>-0.2065298818</text:p>
          </table:table-cell>
          <table:table-cell table:style-name="ce56" office:value-type="float" office:value="-0.126169235366524" calcext:value-type="float">
            <text:p>-0.1261692354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3" table:number-columns-repeated="4"/>
          <table:table-cell/>
          <table:table-cell table:style-name="ce23"/>
          <table:table-cell/>
          <table:table-cell table:style-name="ce23"/>
          <table:table-cell/>
          <table:table-cell table:style-name="ce50" table:number-matrix-columns-spanned="3" table:number-matrix-rows-spanned="1" table:formula="of:=MMULT([.M22:.O22];[.$I$4:.$K$6])" office:value-type="float" office:value="-0.0342209707901044" calcext:value-type="float">
            <text:p>-0.0342209708</text:p>
          </table:table-cell>
          <table:table-cell table:style-name="ce54" office:value-type="float" office:value="-0.202649158354717" calcext:value-type="float">
            <text:p>-0.2026491584</text:p>
          </table:table-cell>
          <table:table-cell table:style-name="ce56" office:value-type="float" office:value="0.0719331767844227" calcext:value-type="float">
            <text:p>0.0719331768</text:p>
          </table:table-cell>
          <table:table-cell table:style-name="ce58" table:number-matrix-columns-spanned="3" table:number-matrix-rows-spanned="1" table:formula="of:=MMULT([.P20:.R20];[.$I$10:.$K$12])" office:value-type="float" office:value="-0.035453760340289" calcext:value-type="float">
            <text:p>-0.0354537603</text:p>
          </table:table-cell>
          <table:table-cell table:style-name="ce54" office:value-type="float" office:value="-0.0548272527667744" calcext:value-type="float">
            <text:p>-0.0548272528</text:p>
          </table:table-cell>
          <table:table-cell table:style-name="ce56" office:value-type="float" office:value="-0.20030961176782" calcext:value-type="float">
            <text:p>-0.2003096118</text:p>
          </table:table-cell>
          <table:table-cell table:number-columns-repeated="15"/>
        </table:table-row>
        <table:table-row table:style-name="ro3">
          <table:table-cell table:number-columns-repeated="3"/>
          <table:table-cell table:style-name="ce25" office:value-type="string" calcext:value-type="string" table:number-columns-spanned="2" table:number-rows-spanned="1">
            <text:p><text:span text:style-name="T2">ΔW</text:span></text:p>
          </table:table-cell>
          <table:covered-table-cell table:style-name="ce35"/>
          <table:table-cell table:style-name="ce35"/>
          <table:table-cell table:style-name="ce35" office:value-type="string" calcext:value-type="string">
            <text:p><text:span text:style-name="T1">Δ</text:span>B</text:p>
          </table:table-cell>
          <table:table-cell table:style-name="ce35"/>
          <table:table-cell table:style-name="ce35" office:value-type="string" calcext:value-type="string" table:number-columns-spanned="3" table:number-rows-spanned="1">
            <text:p><text:span text:style-name="T1">Δ</text:span>w<text:span text:style-name="T4">rec</text:span></text:p>
          </table:table-cell>
          <table:covered-table-cell table:number-columns-repeated="2" table:style-name="ce47"/>
          <table:table-cell/>
          <table:table-cell table:style-name="ce5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table:number-matrix-columns-spanned="3" table:number-matrix-rows-spanned="1" table:formula="of:=MMULT([.P21:.R21];[.$I$10:.$K$12])" office:value-type="float" office:value="-0.00995762545522771" calcext:value-type="float">
            <text:p>-0.0099576255</text:p>
          </table:table-cell>
          <table:table-cell table:style-name="ce54" office:value-type="float" office:value="0.0607743882547653" calcext:value-type="float">
            <text:p>0.0607743883</text:p>
          </table:table-cell>
          <table:table-cell table:style-name="ce56" office:value-type="float" office:value="0.133096592637285" calcext:value-type="float">
            <text:p>0.1330965926</text:p>
          </table:table-cell>
          <table:table-cell/>
          <table:table-cell table:style-name="ce60" office:value-type="string" calcext:value-type="string" table:number-columns-spanned="6" table:number-rows-spanned="1">
            <text:p><text:span text:style-name="T1">Δ</text:span>W</text:p>
          </table:table-cell>
          <table:covered-table-cell table:number-columns-repeated="2" table:style-name="ce60"/>
          <table:covered-table-cell table:number-columns-repeated="3" table:style-name="ce61"/>
          <table:table-cell table:style-name="ce61"/>
          <table:table-cell table:style-name="ce62" office:value-type="string" calcext:value-type="string">
            <text:p><text:span text:style-name="T1">Δ</text:span>B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7" table:number-matrix-columns-spanned="2" table:number-matrix-rows-spanned="3" table:formula="of:=([.D18:.E20]+[.D23:.E25]+[.D28:.E30])/3" office:value-type="float" office:value="0.0117776928018952" calcext:value-type="float">
            <text:p>0.011778</text:p>
          </table:table-cell>
          <table:table-cell office:value-type="float" office:value="0.0662185771586366" calcext:value-type="float">
            <text:p>0.066219</text:p>
          </table:table-cell>
          <table:table-cell/>
          <table:table-cell table:number-matrix-columns-spanned="1" table:number-matrix-rows-spanned="3" table:formula="of:=([.G18:.G20]+[.G23:.G25]+[.G28:.G30])/3" office:value-type="float" office:value="-0.0207676464824084" calcext:value-type="float">
            <text:p>-0.020768</text:p>
          </table:table-cell>
          <table:table-cell/>
          <table:table-cell table:style-name="ce17" table:number-matrix-columns-spanned="3" table:number-matrix-rows-spanned="3" table:formula="of:=([.I18:.K20]+[.I23:.K25]+[.I28:.K30])/3" office:value-type="float" office:value="0.0325360425740065" calcext:value-type="float">
            <text:p>0.032536</text:p>
          </table:table-cell>
          <table:table-cell table:style-name="ce45" office:value-type="float" office:value="-0.00308370396111279" calcext:value-type="float">
            <text:p>-0.003084</text:p>
          </table:table-cell>
          <table:table-cell office:value-type="float" office:value="0.00167626757393506" calcext:value-type="float">
            <text:p>0.001676</text:p>
          </table:table-cell>
          <table:table-cell table:number-columns-repeated="8"/>
          <table:table-cell table:style-name="ce17" table:number-matrix-columns-spanned="6" table:number-matrix-rows-spanned="2" table:formula="of:=([.T20:.Y21]+[.T24:.Y25]+[.T28:.Y29])/3" office:value-type="float" office:value="0.0395435122170124" calcext:value-type="float">
            <text:p>0.039544</text:p>
          </table:table-cell>
          <table:table-cell table:style-name="ce45" office:value-type="float" office:value="-0.0558655057804671" calcext:value-type="float">
            <text:p>-0.055866</text:p>
          </table:table-cell>
          <table:table-cell table:style-name="ce45" office:value-type="float" office:value="-0.0137481868040774" calcext:value-type="float">
            <text:p>-0.013748</text:p>
          </table:table-cell>
          <table:table-cell table:style-name="ce45" office:value-type="float" office:value="0.0136987444716895" calcext:value-type="float">
            <text:p>0.013699</text:p>
          </table:table-cell>
          <table:table-cell table:style-name="ce45" office:value-type="float" office:value="0.0292917193278579" calcext:value-type="float">
            <text:p>0.029292</text:p>
          </table:table-cell>
          <table:table-cell table:style-name="ce32" office:value-type="float" office:value="0.00132207618666396" calcext:value-type="float">
            <text:p>0.001322</text:p>
          </table:table-cell>
          <table:table-cell table:style-name="ce23"/>
          <table:table-cell table:style-name="ce40" table:number-matrix-columns-spanned="1" table:number-matrix-rows-spanned="2" table:formula="of:=([.AA20:.AA21]+[.AA24:.AA25]+[.AA28:.AA29])/3" office:value-type="float" office:value="-0.0341078129447914" calcext:value-type="float">
            <text:p>-0.0341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729695321808409" calcext:value-type="float">
            <text:p>-0.072970</text:p>
          </table:table-cell>
          <table:table-cell table:style-name="ce33" office:value-type="float" office:value="0.000162583668675702" calcext:value-type="float">
            <text:p>0.000163</text:p>
          </table:table-cell>
          <table:table-cell/>
          <table:table-cell table:style-name="ce41" office:value-type="float" office:value="-0.119312243979904" calcext:value-type="float">
            <text:p>-0.119312</text:p>
          </table:table-cell>
          <table:table-cell/>
          <table:table-cell office:value-type="float" office:value="-0.012176805963246" calcext:value-type="float">
            <text:p>-0.012177</text:p>
          </table:table-cell>
          <table:table-cell office:value-type="float" office:value="0.0347508004650276" calcext:value-type="float">
            <text:p>0.034751</text:p>
          </table:table-cell>
          <table:table-cell table:style-name="ce33" office:value-type="float" office:value="-0.00757918786773321" calcext:value-type="float">
            <text:p>-0.007579</text:p>
          </table:table-cell>
          <table:table-cell/>
          <table:table-cell table:style-name="ce49" office:value-type="string" calcext:value-type="string" table:number-columns-spanned="3" table:number-rows-spanned="1">
            <text:p><text:span text:style-name="T1">tanh’(</text:span>L2R sequence)</text:p>
          </table:table-cell>
          <table:covered-table-cell table:number-columns-repeated="2" table:style-name="ce51"/>
          <table:table-cell table:style-name="ce59" office:value-type="string" calcext:value-type="string" table:number-columns-spanned="3" table:number-rows-spanned="1">
            <text:p><text:span text:style-name="T2">tanh’(R2L sequence)</text:span></text:p>
          </table:table-cell>
          <table:covered-table-cell table:number-columns-repeated="2" table:style-name="ce51"/>
          <table:table-cell/>
          <table:table-cell table:style-name="ce19" office:value-type="float" office:value="-0.0216732841621513" calcext:value-type="float">
            <text:p>-0.021673</text:p>
          </table:table-cell>
          <table:table-cell table:style-name="ce46" office:value-type="float" office:value="-0.0473056145031465" calcext:value-type="float">
            <text:p>-0.047306</text:p>
          </table:table-cell>
          <table:table-cell table:style-name="ce46" office:value-type="float" office:value="-0.0597713772910369" calcext:value-type="float">
            <text:p>-0.059771</text:p>
          </table:table-cell>
          <table:table-cell table:style-name="ce46" office:value-type="float" office:value="-0.0095691963421336" calcext:value-type="float">
            <text:p>-0.009569</text:p>
          </table:table-cell>
          <table:table-cell table:style-name="ce46" office:value-type="float" office:value="0.0545607056529464" calcext:value-type="float">
            <text:p>0.054561</text:p>
          </table:table-cell>
          <table:table-cell table:style-name="ce34" office:value-type="float" office:value="0.0281763065025417" calcext:value-type="float">
            <text:p>0.028176</text:p>
          </table:table-cell>
          <table:table-cell table:style-name="ce23"/>
          <table:table-cell table:style-name="ce42" office:value-type="float" office:value="-0.0881205192213266" calcext:value-type="float">
            <text:p>-0.08812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9" office:value-type="float" office:value="-0.0162017560569123" calcext:value-type="float">
            <text:p>-0.016202</text:p>
          </table:table-cell>
          <table:table-cell table:style-name="ce34" office:value-type="float" office:value="0.00763062747996756" calcext:value-type="float">
            <text:p>0.007631</text:p>
          </table:table-cell>
          <table:table-cell/>
          <table:table-cell table:style-name="ce42" office:value-type="float" office:value="-0.0532484535237878" calcext:value-type="float">
            <text:p>-0.053248</text:p>
          </table:table-cell>
          <table:table-cell/>
          <table:table-cell table:style-name="ce19" office:value-type="float" office:value="0.0154611397938862" calcext:value-type="float">
            <text:p>0.015461</text:p>
          </table:table-cell>
          <table:table-cell table:style-name="ce46" office:value-type="float" office:value="-0.000737864020234625" calcext:value-type="float">
            <text:p>-0.000738</text:p>
          </table:table-cell>
          <table:table-cell table:style-name="ce34" office:value-type="float" office:value="0.000646025845795565" calcext:value-type="float">
            <text:p>0.000646</text:p>
          </table:table-cell>
          <table:table-cell/>
          <table:table-cell table:style-name="ce52" table:number-matrix-columns-spanned="6" table:number-matrix-rows-spanned="3" table:formula="of:=1-[.M6:.R8]^2" office:value-type="float" office:value="0.964751362182063" calcext:value-type="float">
            <text:p>0.964751</text:p>
          </table:table-cell>
          <table:table-cell table:style-name="ce55" office:value-type="float" office:value="0.749479518190082" calcext:value-type="float">
            <text:p>0.749480</text:p>
          </table:table-cell>
          <table:table-cell table:style-name="ce57" office:value-type="float" office:value="0.987996941604274" calcext:value-type="float">
            <text:p>0.987997</text:p>
          </table:table-cell>
          <table:table-cell table:style-name="ce55" office:value-type="float" office:value="0.999972152295207" calcext:value-type="float">
            <text:p>0.999972</text:p>
          </table:table-cell>
          <table:table-cell table:style-name="ce55" office:value-type="float" office:value="0.992892443900205" calcext:value-type="float">
            <text:p>0.992892</text:p>
          </table:table-cell>
          <table:table-cell table:style-name="ce57" office:value-type="float" office:value="0.604653718047631" calcext:value-type="float">
            <text:p>0.60465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3" table:number-columns-repeated="4"/>
          <table:table-cell/>
          <table:table-cell table:style-name="ce23"/>
          <table:table-cell/>
          <table:table-cell table:style-name="ce23"/>
          <table:table-cell/>
          <table:table-cell table:style-name="ce52" office:value-type="float" office:value="0.50347135299312" calcext:value-type="float">
            <text:p>0.503471</text:p>
          </table:table-cell>
          <table:table-cell table:style-name="ce55" office:value-type="float" office:value="0.959635786141168" calcext:value-type="float">
            <text:p>0.959636</text:p>
          </table:table-cell>
          <table:table-cell table:style-name="ce57" office:value-type="float" office:value="0.995896764933185" calcext:value-type="float">
            <text:p>0.995897</text:p>
          </table:table-cell>
          <table:table-cell table:style-name="ce55" office:value-type="float" office:value="0.891703867051975" calcext:value-type="float">
            <text:p>0.891704</text:p>
          </table:table-cell>
          <table:table-cell table:style-name="ce55" office:value-type="float" office:value="0.943545922645749" calcext:value-type="float">
            <text:p>0.943546</text:p>
          </table:table-cell>
          <table:table-cell table:style-name="ce57" office:value-type="float" office:value="0.797791200086106" calcext:value-type="float">
            <text:p>0.797791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0" table:number-columns-repeated="2"/>
          <table:table-cell/>
          <table:table-cell table:style-name="ce20"/>
          <table:table-cell/>
          <table:table-cell table:style-name="ce20"/>
          <table:table-cell/>
          <table:table-cell table:style-name="ce23"/>
          <table:table-cell/>
          <table:table-cell table:style-name="ce52" office:value-type="float" office:value="0.934196827864456" calcext:value-type="float">
            <text:p>0.934197</text:p>
          </table:table-cell>
          <table:table-cell table:style-name="ce55" office:value-type="float" office:value="0.47404524328507" calcext:value-type="float">
            <text:p>0.474045</text:p>
          </table:table-cell>
          <table:table-cell table:style-name="ce57" office:value-type="float" office:value="0.38912952841193" calcext:value-type="float">
            <text:p>0.389130</text:p>
          </table:table-cell>
          <table:table-cell table:style-name="ce55" office:value-type="float" office:value="0.983288599127815" calcext:value-type="float">
            <text:p>0.983289</text:p>
          </table:table-cell>
          <table:table-cell table:style-name="ce55" office:value-type="float" office:value="0.486917361148342" calcext:value-type="float">
            <text:p>0.486917</text:p>
          </table:table-cell>
          <table:table-cell table:style-name="ce57" office:value-type="float" office:value="0.930501946122254" calcext:value-type="float">
            <text:p>0.930502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6" office:value-type="string" calcext:value-type="string" table:number-columns-spanned="8" table:number-rows-spanned="1">
            <text:p>Right-to-Left</text:p>
          </table:table-cell>
          <table:covered-table-cell table:number-columns-repeated="3" table:style-name="ce23"/>
          <table:covered-table-cell/>
          <table:covered-table-cell table:style-name="ce23"/>
          <table:covered-table-cell/>
          <table:covered-table-cell table:style-name="ce23"/>
          <table:table-cell table:number-columns-repeated="22"/>
        </table:table-row>
        <table:table-row table:style-name="ro3">
          <table:table-cell table:number-columns-repeated="3"/>
          <table:table-cell table:style-name="ce21" office:value-type="string" calcext:value-type="string" table:number-columns-spanned="2" table:number-rows-spanned="1">
            <text:p><text:span text:style-name="T2">ΔW</text:span><text:span text:style-name="T3">1</text:span></text:p>
          </table:table-cell>
          <table:covered-table-cell table:style-name="ce24"/>
          <table:table-cell table:style-name="ce24"/>
          <table:table-cell table:style-name="ce24" office:value-type="string" calcext:value-type="string">
            <text:p><text:span text:style-name="T1">Δ</text:span>B<text:span text:style-name="T4">1</text:span></text:p>
          </table:table-cell>
          <table:table-cell table:style-name="ce24"/>
          <table:table-cell table:style-name="ce24" office:value-type="string" calcext:value-type="string" table:number-columns-spanned="3" table:number-rows-spanned="1">
            <text:p><text:span text:style-name="T1">Δ</text:span>w<text:span text:style-name="T4">rec,1</text:span></text:p>
          </table:table-cell>
          <table:covered-table-cell/>
          <table:covered-table-cell table:style-name="ce23"/>
          <table:table-cell table:number-columns-repeated="22"/>
        </table:table-row>
        <table:table-row table:style-name="ro1">
          <table:table-cell table:number-columns-repeated="3"/>
          <table:table-cell table:style-name="ce22" table:number-matrix-columns-spanned="2" table:number-matrix-rows-spanned="3" table:formula="of:=MMULT(TRANSPOSE([.P20:.R20]);[.A6:.B6])" office:value-type="float" office:value="-0.0670385485972635" calcext:value-type="float">
            <text:p>-0.067039</text:p>
          </table:table-cell>
          <table:table-cell office:value-type="float" office:value="-0.0804462583167162" calcext:value-type="float">
            <text:p>-0.080446</text:p>
          </table:table-cell>
          <table:table-cell table:style-name="ce23"/>
          <table:table-cell table:number-matrix-columns-spanned="1" table:number-matrix-rows-spanned="3" table:formula="of:=TRANSPOSE([.P20:.R20])" office:value-type="float" office:value="-0.134077097194527" calcext:value-type="float">
            <text:p>-0.134077</text:p>
          </table:table-cell>
          <table:table-cell/>
          <table:table-cell table:style-name="ce22" table:number-matrix-columns-spanned="3" table:number-matrix-rows-spanned="3" table:formula="of:=MMULT(TRANSPOSE([.P20:.R20]);[.P7:.R7])" office:value-type="float" office:value="0.044122597689122" calcext:value-type="float">
            <text:p>0.044123</text:p>
          </table:table-cell>
          <table:table-cell table:style-name="ce45" office:value-type="float" office:value="0.0318568078344065" calcext:value-type="float">
            <text:p>0.031857</text:p>
          </table:table-cell>
          <table:table-cell office:value-type="float" office:value="0.0602912967279292" calcext:value-type="float">
            <text:p>0.06029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.0337144642311282" calcext:value-type="float">
            <text:p>0.033714</text:p>
          </table:table-cell>
          <table:table-cell table:style-name="ce33" office:value-type="float" office:value="0.0404573570773539" calcext:value-type="float">
            <text:p>0.040457</text:p>
          </table:table-cell>
          <table:table-cell table:style-name="ce23"/>
          <table:table-cell table:style-name="ce41" office:value-type="float" office:value="0.0674289284622564" calcext:value-type="float">
            <text:p>0.067429</text:p>
          </table:table-cell>
          <table:table-cell/>
          <table:table-cell office:value-type="float" office:value="-0.0221897665253911" calcext:value-type="float">
            <text:p>-0.022190</text:p>
          </table:table-cell>
          <table:table-cell table:style-name="ce20" office:value-type="float" office:value="-0.0160211584338338" calcext:value-type="float">
            <text:p>-0.016021</text:p>
          </table:table-cell>
          <table:table-cell table:style-name="ce33" office:value-type="float" office:value="-0.0303211929481582" calcext:value-type="float">
            <text:p>-0.030321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9" office:value-type="float" office:value="-0.0487833940867431" calcext:value-type="float">
            <text:p>-0.048783</text:p>
          </table:table-cell>
          <table:table-cell table:style-name="ce34" office:value-type="float" office:value="-0.0585400729040917" calcext:value-type="float">
            <text:p>-0.058540</text:p>
          </table:table-cell>
          <table:table-cell table:style-name="ce23"/>
          <table:table-cell table:style-name="ce42" office:value-type="float" office:value="-0.0975667881734861" calcext:value-type="float">
            <text:p>-0.097567</text:p>
          </table:table-cell>
          <table:table-cell/>
          <table:table-cell table:style-name="ce19" office:value-type="float" office:value="0.032107647260238" calcext:value-type="float">
            <text:p>0.032108</text:p>
          </table:table-cell>
          <table:table-cell table:style-name="ce46" office:value-type="float" office:value="0.0231819340282515" calcext:value-type="float">
            <text:p>0.023182</text:p>
          </table:table-cell>
          <table:table-cell table:style-name="ce34" office:value-type="float" office:value="0.0438734750352187" calcext:value-type="float">
            <text:p>0.04387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0" table:number-columns-repeated="2"/>
          <table:table-cell/>
          <table:table-cell table:style-name="ce20"/>
          <table:table-cell/>
          <table:table-cell table:style-name="ce20"/>
          <table:table-cell/>
          <table:table-cell table:style-name="ce23"/>
          <table:table-cell table:number-columns-repeated="22"/>
        </table:table-row>
        <table:table-row table:style-name="ro3">
          <table:table-cell table:number-columns-repeated="3"/>
          <table:table-cell table:style-name="ce21" office:value-type="string" calcext:value-type="string" table:number-columns-spanned="2" table:number-rows-spanned="1">
            <text:p><text:span text:style-name="T2">ΔW</text:span><text:span text:style-name="T3">2</text:span></text:p>
          </table:table-cell>
          <table:covered-table-cell table:style-name="ce24"/>
          <table:table-cell table:style-name="ce24"/>
          <table:table-cell table:style-name="ce24" office:value-type="string" calcext:value-type="string">
            <text:p><text:span text:style-name="T1">Δ</text:span>B<text:span text:style-name="T4">2</text:span></text:p>
          </table:table-cell>
          <table:table-cell table:style-name="ce24"/>
          <table:table-cell table:style-name="ce24" office:value-type="string" calcext:value-type="string" table:number-columns-spanned="3" table:number-rows-spanned="1">
            <text:p><text:span text:style-name="T1">Δ</text:span>w<text:span text:style-name="T4">rec,2</text:span></text:p>
          </table:table-cell>
          <table:covered-table-cell/>
          <table:covered-table-cell table:style-name="ce23"/>
          <table:table-cell table:number-columns-repeated="22"/>
        </table:table-row>
        <table:table-row table:style-name="ro1">
          <table:table-cell table:number-columns-repeated="3"/>
          <table:table-cell table:style-name="ce22" table:number-matrix-columns-spanned="2" table:number-matrix-rows-spanned="3" table:formula="of:=MMULT(TRANSPOSE([.P21:.R21]);[.A7:.B7])" office:value-type="float" office:value="0.0482666191882865" calcext:value-type="float">
            <text:p>0.048267</text:p>
          </table:table-cell>
          <table:table-cell office:value-type="float" office:value="-0.0275809252504494" calcext:value-type="float">
            <text:p>-0.027581</text:p>
          </table:table-cell>
          <table:table-cell table:style-name="ce23"/>
          <table:table-cell table:number-matrix-columns-spanned="1" table:number-matrix-rows-spanned="3" table:formula="of:=TRANSPOSE([.P21:.R21])" office:value-type="float" office:value="0.0689523131261235" calcext:value-type="float">
            <text:p>0.068952</text:p>
          </table:table-cell>
          <table:table-cell/>
          <table:table-cell table:style-name="ce22" table:number-matrix-columns-spanned="3" table:number-matrix-rows-spanned="3" table:formula="of:=MMULT(TRANSPOSE([.P21:.R21]);[.P8:.R8])" office:value-type="float" office:value="0.00891364366342792" calcext:value-type="float">
            <text:p>0.008914</text:p>
          </table:table-cell>
          <table:table-cell table:style-name="ce45" office:value-type="float" office:value="-0.0493903950375385" calcext:value-type="float">
            <text:p>-0.049390</text:p>
          </table:table-cell>
          <table:table-cell office:value-type="float" office:value="-0.0181775422033022" calcext:value-type="float">
            <text:p>-0.01817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-0.0681364197608343" calcext:value-type="float">
            <text:p>-0.068136</text:p>
          </table:table-cell>
          <table:table-cell table:style-name="ce33" office:value-type="float" office:value="0.038935097006191" calcext:value-type="float">
            <text:p>0.038935</text:p>
          </table:table-cell>
          <table:table-cell table:style-name="ce23"/>
          <table:table-cell table:style-name="ce41" office:value-type="float" office:value="-0.0973377425154775" calcext:value-type="float">
            <text:p>-0.097338</text:p>
          </table:table-cell>
          <table:table-cell/>
          <table:table-cell office:value-type="float" office:value="-0.012583101457357" calcext:value-type="float">
            <text:p>-0.012583</text:p>
          </table:table-cell>
          <table:table-cell table:style-name="ce20" office:value-type="float" office:value="0.0697228176538176" calcext:value-type="float">
            <text:p>0.069723</text:p>
          </table:table-cell>
          <table:table-cell table:style-name="ce33" office:value-type="float" office:value="0.0256606463558785" calcext:value-type="float">
            <text:p>0.025661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9" office:value-type="float" office:value="-0.0218885958663379" calcext:value-type="float">
            <text:p>-0.021889</text:p>
          </table:table-cell>
          <table:table-cell table:style-name="ce34" office:value-type="float" office:value="0.0125077690664788" calcext:value-type="float">
            <text:p>0.012508</text:p>
          </table:table-cell>
          <table:table-cell table:style-name="ce23"/>
          <table:table-cell table:style-name="ce42" office:value-type="float" office:value="-0.031269422666197" calcext:value-type="float">
            <text:p>-0.031269</text:p>
          </table:table-cell>
          <table:table-cell/>
          <table:table-cell table:style-name="ce19" office:value-type="float" office:value="-0.00404227905592913" calcext:value-type="float">
            <text:p>-0.004042</text:p>
          </table:table-cell>
          <table:table-cell table:style-name="ce46" office:value-type="float" office:value="0.02239822085815" calcext:value-type="float">
            <text:p>0.022398</text:p>
          </table:table-cell>
          <table:table-cell table:style-name="ce34" office:value-type="float" office:value="0.00824339640568697" calcext:value-type="float">
            <text:p>0.00824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3" table:number-columns-repeated="4"/>
          <table:table-cell/>
          <table:table-cell table:style-name="ce23"/>
          <table:table-cell/>
          <table:table-cell table:style-name="ce23"/>
          <table:table-cell table:number-columns-repeated="22"/>
        </table:table-row>
        <table:table-row table:style-name="ro3">
          <table:table-cell table:number-columns-repeated="3"/>
          <table:table-cell table:style-name="ce24" office:value-type="string" calcext:value-type="string" table:number-columns-spanned="2" table:number-rows-spanned="1">
            <text:p><text:span text:style-name="T1">Δ</text:span>W<text:span text:style-name="T4">3</text:span></text:p>
          </table:table-cell>
          <table:covered-table-cell table:style-name="ce24"/>
          <table:table-cell table:style-name="ce24"/>
          <table:table-cell table:style-name="ce21" office:value-type="string" calcext:value-type="string">
            <text:p><text:span text:style-name="T2">ΔB</text:span><text:span text:style-name="T3">3</text:span></text:p>
          </table:table-cell>
          <table:table-cell table:style-name="ce24"/>
          <table:table-cell table:style-name="ce24" office:value-type="string" calcext:value-type="string" table:number-columns-spanned="3" table:number-rows-spanned="1">
            <text:p><text:span text:style-name="T1">Δ</text:span>w<text:span text:style-name="T4">rec,3</text:span></text:p>
          </table:table-cell>
          <table:covered-table-cell/>
          <table:covered-table-cell table:style-name="ce23"/>
          <table:table-cell table:number-columns-repeated="22"/>
        </table:table-row>
        <table:table-row table:style-name="ro1">
          <table:table-cell table:number-columns-repeated="3"/>
          <table:table-cell table:style-name="ce22" table:number-matrix-columns-spanned="2" table:number-matrix-rows-spanned="3" table:formula="of:=MMULT(TRANSPOSE([.P22:.R22]);[.A8:.B8])" office:value-type="float" office:value="0" calcext:value-type="float">
            <text:p>0.000000</text:p>
          </table:table-cell>
          <table:table-cell office:value-type="float" office:value="0.0884604823383977" calcext:value-type="float">
            <text:p>0.088460</text:p>
          </table:table-cell>
          <table:table-cell table:style-name="ce23"/>
          <table:table-cell table:number-matrix-columns-spanned="1" table:number-matrix-rows-spanned="3" table:formula="of:=TRANSPOSE([.P22:.R22])" office:value-type="float" office:value="-0.126372117626282" calcext:value-type="float">
            <text:p>-0.126372</text:p>
          </table:table-cell>
          <table:table-cell/>
          <table:table-cell table:style-name="ce17" office:value-type="float" office:value="0" calcext:value-type="float">
            <text:p>0.000000</text:p>
          </table:table-cell>
          <table:table-cell table:style-name="ce45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" calcext:value-type="float">
            <text:p>0.000000</text:p>
          </table:table-cell>
          <table:table-cell table:style-name="ce33" office:value-type="float" office:value="-0.0576422234711029" calcext:value-type="float">
            <text:p>-0.057642</text:p>
          </table:table-cell>
          <table:table-cell table:style-name="ce23"/>
          <table:table-cell table:style-name="ce41" office:value-type="float" office:value="0.082346033530147" calcext:value-type="float">
            <text:p>0.082346</text:p>
          </table:table-cell>
          <table:table-cell/>
          <table:table-cell office:value-type="float" office:value="0" calcext:value-type="float">
            <text:p>0.000000</text:p>
          </table:table-cell>
          <table:table-cell table:style-name="ce20" office:value-type="float" office:value="0" calcext:value-type="float">
            <text:p>0.000000</text:p>
          </table:table-cell>
          <table:table-cell table:style-name="ce33" office:value-type="float" office:value="0" calcext:value-type="float">
            <text:p>0.000000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9" office:value-type="float" office:value="0" calcext:value-type="float">
            <text:p>0.000000</text:p>
          </table:table-cell>
          <table:table-cell table:style-name="ce34" office:value-type="float" office:value="-0.0846239388300495" calcext:value-type="float">
            <text:p>-0.084624</text:p>
          </table:table-cell>
          <table:table-cell table:style-name="ce23"/>
          <table:table-cell table:style-name="ce42" office:value-type="float" office:value="0.120891341185785" calcext:value-type="float">
            <text:p>0.120891</text:p>
          </table:table-cell>
          <table:table-cell/>
          <table:table-cell table:style-name="ce19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3" table:number-columns-repeated="4"/>
          <table:table-cell/>
          <table:table-cell table:style-name="ce23"/>
          <table:table-cell/>
          <table:table-cell table:style-name="ce23"/>
          <table:table-cell table:number-columns-repeated="22"/>
        </table:table-row>
        <table:table-row table:style-name="ro3">
          <table:table-cell table:number-columns-repeated="3"/>
          <table:table-cell table:style-name="ce25" office:value-type="string" calcext:value-type="string" table:number-columns-spanned="2" table:number-rows-spanned="1">
            <text:p><text:span text:style-name="T2">ΔW</text:span></text:p>
          </table:table-cell>
          <table:covered-table-cell table:style-name="ce35"/>
          <table:table-cell table:style-name="ce35"/>
          <table:table-cell table:style-name="ce35" office:value-type="string" calcext:value-type="string">
            <text:p><text:span text:style-name="T1">Δ</text:span>B</text:p>
          </table:table-cell>
          <table:table-cell table:style-name="ce35"/>
          <table:table-cell table:style-name="ce35" office:value-type="string" calcext:value-type="string" table:number-columns-spanned="3" table:number-rows-spanned="1">
            <text:p><text:span text:style-name="T1">Δ</text:span>w<text:span text:style-name="T4">rec</text:span></text:p>
          </table:table-cell>
          <table:covered-table-cell table:number-columns-repeated="2" table:style-name="ce47"/>
          <table:table-cell table:number-columns-repeated="22"/>
        </table:table-row>
        <table:table-row table:style-name="ro1">
          <table:table-cell table:number-columns-repeated="3"/>
          <table:table-cell table:style-name="ce17" table:number-matrix-columns-spanned="2" table:number-matrix-rows-spanned="3" table:formula="of:=([.D40:.E42]+[.D45:.E47]+[.D50:.E52])/3" office:value-type="float" office:value="-0.00625730980299234" calcext:value-type="float">
            <text:p>-0.006257</text:p>
          </table:table-cell>
          <table:table-cell office:value-type="float" office:value="-0.00652223374292263" calcext:value-type="float">
            <text:p>-0.006522</text:p>
          </table:table-cell>
          <table:table-cell/>
          <table:table-cell table:number-matrix-columns-spanned="1" table:number-matrix-rows-spanned="3" table:formula="of:=([.G40:.G42]+[.G45:.G47]+[.G50:.G52])/3" office:value-type="float" office:value="-0.0638323005648953" calcext:value-type="float">
            <text:p>-0.063832</text:p>
          </table:table-cell>
          <table:table-cell/>
          <table:table-cell table:style-name="ce17" table:number-matrix-columns-spanned="3" table:number-matrix-rows-spanned="3" table:formula="of:=([.I40:.K42]+[.I45:.K47]+[.I50:.K52])/3" office:value-type="float" office:value="0.0176787471175166" calcext:value-type="float">
            <text:p>0.017679</text:p>
          </table:table-cell>
          <table:table-cell table:style-name="ce45" office:value-type="float" office:value="-0.00584452906771069" calcext:value-type="float">
            <text:p>-0.005845</text:p>
          </table:table-cell>
          <table:table-cell office:value-type="float" office:value="0.0140379181748757" calcext:value-type="float">
            <text:p>0.01403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-0.0114739851765687" calcext:value-type="float">
            <text:p>-0.011474</text:p>
          </table:table-cell>
          <table:table-cell table:style-name="ce33" office:value-type="float" office:value="0.00725007687081399" calcext:value-type="float">
            <text:p>0.007250</text:p>
          </table:table-cell>
          <table:table-cell/>
          <table:table-cell table:style-name="ce41" office:value-type="float" office:value="0.0174790731589753" calcext:value-type="float">
            <text:p>0.017479</text:p>
          </table:table-cell>
          <table:table-cell/>
          <table:table-cell office:value-type="float" office:value="-0.0115909559942494" calcext:value-type="float">
            <text:p>-0.011591</text:p>
          </table:table-cell>
          <table:table-cell office:value-type="float" office:value="0.0179005530733279" calcext:value-type="float">
            <text:p>0.017901</text:p>
          </table:table-cell>
          <table:table-cell table:style-name="ce33" office:value-type="float" office:value="-0.00155351553075991" calcext:value-type="float">
            <text:p>-0.001554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9" office:value-type="float" office:value="-0.0235573299843603" calcext:value-type="float">
            <text:p>-0.023557</text:p>
          </table:table-cell>
          <table:table-cell table:style-name="ce34" office:value-type="float" office:value="-0.0435520808892208" calcext:value-type="float">
            <text:p>-0.043552</text:p>
          </table:table-cell>
          <table:table-cell/>
          <table:table-cell table:style-name="ce42" office:value-type="float" office:value="-0.00264828988463274" calcext:value-type="float">
            <text:p>-0.002648</text:p>
          </table:table-cell>
          <table:table-cell/>
          <table:table-cell table:style-name="ce19" office:value-type="float" office:value="0.00935512273476962" calcext:value-type="float">
            <text:p>0.009355</text:p>
          </table:table-cell>
          <table:table-cell table:style-name="ce46" office:value-type="float" office:value="0.0151933849621338" calcext:value-type="float">
            <text:p>0.015193</text:p>
          </table:table-cell>
          <table:table-cell table:style-name="ce34" office:value-type="float" office:value="0.0173722904803019" calcext:value-type="float">
            <text:p>0.017372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7:59:49.063546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4:48:19.854114669</meta:creation-date>
    <meta:generator>LibreOffice/5.1.6.2$Linux_X86_64 LibreOffice_project/10m0$Build-2</meta:generator>
    <dc:date>2017-07-13T19:20:04.351224654</dc:date>
    <meta:editing-duration>PT1H36M21S</meta:editing-duration>
    <meta:editing-cycles>18</meta:editing-cycles>
    <meta:document-statistic meta:table-count="1" meta:cell-count="439" meta:object-count="0"/>
  </office:meta>
</office:document-meta>
</file>